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401cm"/>
    </style:style>
    <style:style style:name="ro1" style:family="table-row">
      <style:table-row-properties style:row-height="1.33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861cm" fo:break-before="auto" style:use-optimal-row-height="true"/>
    </style:style>
    <style:style style:name="ro6" style:family="table-row">
      <style:table-row-properties style:row-height="2.226cm" fo:break-before="auto" style:use-optimal-row-height="true"/>
    </style:style>
    <style:style style:name="ro7" style:family="table-row">
      <style:table-row-properties style:row-height="0.89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33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33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ff3333" fo:font-size="20pt" style:font-size-asian="20pt" style:font-size-complex="20pt"/>
    </style:style>
    <style:style style:name="gr1" style:family="graphic">
      <style:graphic-properties draw:stroke="none" svg:stroke-color="#000000" draw:fill="none" draw:fill-color="#ffffff" fo:min-height="1.269cm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svg:stroke-color="#000000" draw:fill="none" draw:fill-color="#ffffff" fo:min-height="25.874cm"/>
    </style:style>
    <style:style style:name="gr4" style:family="graphic">
      <style:graphic-properties draw:stroke="none" svg:stroke-color="#000000" draw:fill="none" draw:fill-color="#ffffff" fo:min-height="1.522cm"/>
    </style:style>
    <style:style style:name="gr5" style:family="graphic">
      <style:graphic-properties draw:stroke="none" svg:stroke-color="#000000" draw:fill="none" draw:fill-color="#ffffff" fo:min-height="26.791cm"/>
    </style:style>
    <style:style style:name="P1" style:family="paragraph">
      <style:text-properties fo:font-family="'Bitstream Vera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</style:style>
    <style:style style:name="P4" style:family="paragraph">
      <style:text-properties fo:font-family="'Bitstream Vera San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5" style:family="paragraph">
      <style:paragraph-properties fo:margin-top="0cm" fo:margin-bottom="1.36cm" fo:text-align="end" style:text-autospace="none"/>
    </style:style>
    <style:style style:name="P6" style:family="paragraph">
      <style:paragraph-properties fo:margin-top="0cm" fo:margin-bottom="1.36cm" fo:text-align="end"/>
    </style:style>
    <style:style style:name="P7" style:family="paragraph">
      <style:paragraph-properties fo:margin-top="0cm" fo:margin-bottom="1.36cm" fo:line-height="100%" fo:text-align="end" style:text-autospace="none"/>
      <style:text-properties fo:font-size="12pt" style:font-size-asian="16pt" style:font-size-complex="16pt"/>
    </style:style>
    <style:style style:name="P8" style:family="paragraph">
      <style:text-properties fo:font-family="'Bitstream Vera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margin-top="0cm" fo:margin-bottom="1.25cm" fo:text-align="end" style:text-autospace="none"/>
    </style:style>
    <style:style style:name="P10" style:family="paragraph">
      <style:paragraph-properties fo:margin-top="0cm" fo:margin-bottom="1.25cm" fo:text-align="end"/>
    </style:style>
    <style:style style:name="P11" style:family="paragraph">
      <style:paragraph-properties fo:margin-top="0cm" fo:margin-bottom="1.25cm" fo:line-height="100%" fo:text-align="end"/>
      <style:text-properties fo:font-family="'Bitstream Vera Sans'" style:font-family-generic="swiss" style:font-pitch="variable" fo:font-size="16pt" style:font-size-asian="16pt" style:font-size-complex="16pt"/>
    </style:style>
    <style:style style:name="T1" style:family="text">
      <style:text-properties fo:font-family="'Bitstream Vera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family="'Bitstream Vera San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family="'Bitstream Vera Sans'" style:font-family-generic="swiss" style:font-pitch="variable" fo:font-size="16pt" style:font-size-asian="16pt" style:font-size-complex="16pt"/>
    </style:style>
    <style:style style:name="T5" style:family="text">
      <style:text-properties fo:font-family="'Bitstream Vera Sans'" style:font-family-generic="swiss" style:font-pitch="variable" fo:font-size="22pt" fo:font-weight="bold" style:font-size-asian="22pt" style:font-weight-asian="bold" style:font-size-complex="22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frame draw:z-index="0" draw:style-name="gr1" draw:text-style-name="P1" svg:width="34.42cm" svg:height="1.784cm" svg:x="42.515cm" svg:y="34.418cm">
            <draw:text-box>
              <text:p><text:span text:style-name="T1"><text:s text:c="5"/></text:span><text:span text:style-name="T1">Points <text:s text:c="17"/>Badge <text:s text:c="11"/>Virtual goods <text:s text:c="4"/>Achievement <text:s text:c="12"/>Level <text:s text:c="17"/>Turns <text:s text:c="9"/></text:span></text:p>
              <text:p><text:span text:style-name="T1"><text:s text:c="20"/></text:span><text:span text:style-name="T1">Avatar <text:s text:c="11"/>Social Graph <text:s text:c="11"/>Duel <text:s text:c="18"/>Quest <text:s text:c="17"/>Team <text:s text:c="11"/>Leader Board</text:span></text:p>
              <text:p><text:span text:style-name="T2"/></text:p>
            </draw:text-box>
          </draw:frame>
          <draw:g draw:z-index="1">
            <draw:frame draw:style-name="gr2" draw:text-style-name="P2" svg:width="36.33cm" svg:height="29.628cm" svg:x="45.616cm" svg:y="0.943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  <draw:frame draw:style-name="gr1" draw:text-style-name="P4" svg:width="34.42cm" svg:height="1.315cm" svg:x="47.302cm" svg:y="29.986cm">
              <draw:text-box>
                <text:p text:style-name="P3"><text:span text:style-name="T3"><text:s text:c="6"/></text:span><text:span text:style-name="T3">Points <text:s text:c="7"/>Avatar <text:s text:c="5"/>Badge <text:s text:c="6"/>Team <text:s text:c="5"/>Virtual <text:s text:c="7"/>Duel <text:s/>Achievement <text:s/>Quest <text:s text:c="5"/>Level <text:s text:c="7"/>Social <text:s text:c="6"/>Leader </text:span></text:p>
                <text:p text:style-name="P3"><text:span text:style-name="T3"><text:s text:c="71"/></text:span><text:span text:style-name="T3">Goods <text:s text:c="70"/>Graph <text:s text:c="6"/>Board</text:span></text:p>
              </draw:text-box>
            </draw:frame>
            <draw:frame draw:style-name="gr3" draw:text-style-name="P7" svg:width="8.774cm" svg:height="25.874cm" svg:x="37.306cm" svg:y="3.164cm">
              <draw:text-box>
                <text:p text:style-name="P5"><text:span text:style-name="T4">Develop creativity</text:span></text:p>
                <text:p text:style-name="P5"><text:span text:style-name="T4">Improve training</text:span></text:p>
                <text:p text:style-name="P5"><text:span text:style-name="T4">Increase motivation</text:span></text:p>
                <text:p text:style-name="P5"><text:span text:style-name="T4">Increase persuasion</text:span></text:p>
                <text:p text:style-name="P5"><text:span text:style-name="T4">Enhance monitoring</text:span></text:p>
                <text:p text:style-name="P5"><text:span text:style-name="T4">Stimulate collaboration</text:span></text:p>
                <text:p text:style-name="P5"><text:span text:style-name="T4">Ease the fixing process</text:span></text:p>
                <text:p text:style-name="P5"><text:span text:style-name="T4">Improve skills</text:span></text:p>
                <text:p text:style-name="P5"><text:span text:style-name="T4">Boost adoption</text:span></text:p>
                <text:p text:style-name="P5"><text:span text:style-name="T4">Encourage testing habits</text:span></text:p>
                <text:p text:style-name="P5"><text:span text:style-name="T4">Increase enjoyment</text:span></text:p>
                <text:p text:style-name="P5"><text:span text:style-name="T4">Increase engagement</text:span></text:p>
                <text:p text:style-name="P6"><text:span text:style-name="T4">Increase awareness</text:span></text:p>
              </draw:text-box>
            </draw:frame>
            <draw:frame draw:style-name="gr4" draw:text-style-name="P8" svg:width="3.408cm" svg:height="1.522cm" draw:transform="rotate (1.5707963267949) translate (38.488cm 17.039cm)">
              <draw:text-box>
                <text:p><text:span text:style-name="T5">GOALS</text:span></text:p>
              </draw:text-box>
            </draw:frame>
            <draw:frame draw:style-name="gr4" draw:text-style-name="P8" svg:width="4.899cm" svg:height="1.522cm" svg:x="61.487cm" svg:y="31.439cm">
              <draw:text-box>
                <text:p><text:span text:style-name="T5">ELEMENTS</text:span></text:p>
              </draw:text-box>
            </draw:frame>
          </draw:g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>
            <text:p>Elements</text:p>
          </table:table-cell>
          <table:table-cell table:style-name="ce3" office:value-type="string" calcext:value-type="string">
            <text:p>Increase awareness</text:p>
          </table:table-cell>
          <table:table-cell table:style-name="ce2" office:value-type="string" calcext:value-type="string">
            <text:p>Increase engagement</text:p>
          </table:table-cell>
          <table:table-cell table:style-name="ce2" office:value-type="string" calcext:value-type="string">
            <text:p>Increase enjoyment</text:p>
          </table:table-cell>
          <table:table-cell table:style-name="ce3" office:value-type="string" calcext:value-type="string">
            <text:p>Encourage testing habits</text:p>
          </table:table-cell>
          <table:table-cell table:style-name="ce2" office:value-type="string" calcext:value-type="string">
            <text:p>Boost adoption</text:p>
          </table:table-cell>
          <table:table-cell table:style-name="ce3" office:value-type="string" calcext:value-type="string">
            <text:p>Improve skills</text:p>
          </table:table-cell>
          <table:table-cell table:style-name="ce2" office:value-type="string" calcext:value-type="string">
            <text:p>Ease the fixing process</text:p>
          </table:table-cell>
          <table:table-cell table:style-name="ce2" office:value-type="string" calcext:value-type="string">
            <text:p>Stimulate collaboration</text:p>
          </table:table-cell>
          <table:table-cell table:style-name="ce3" office:value-type="string" calcext:value-type="string">
            <text:p>Enhance monitoring</text:p>
          </table:table-cell>
          <table:table-cell table:style-name="ce3" office:value-type="string" calcext:value-type="string">
            <text:p>Increase persuasion</text:p>
          </table:table-cell>
          <table:table-cell table:style-name="ce2" office:value-type="string" calcext:value-type="string">
            <text:p>Increase motivation</text:p>
          </table:table-cell>
          <table:table-cell table:style-name="ce3" office:value-type="string" calcext:value-type="string">
            <text:p>Improve training</text:p>
          </table:table-cell>
          <table:table-cell table:style-name="ce3" office:value-type="string" calcext:value-type="string">
            <text:p>Develop creativity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3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2">
          <table:table-cell table:style-name="ce2" office:value-type="string" calcext:value-type="string">
            <text:p>Points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 table:formula="of:=1+1+1+1+1+1+1+1+1+1+1+1" office:value-type="float" office:value="12" calcext:value-type="float">
            <text:p>12</text:p>
          </table:table-cell>
          <table:table-cell table:style-name="ce7" table:formula="of:=1+1+1+1+1+1+1+1" office:value-type="float" office:value="8" calcext:value-type="float">
            <text:p>8</text:p>
          </table:table-cell>
          <table:table-cell table:style-name="ce8" table:formula="of:=1+1" office:value-type="float" office:value="2" calcext:value-type="float">
            <text:p>2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+1+1+1+1+1+1+1" office:value-type="float" office:value="10" calcext:value-type="float">
            <text:p>10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" office:value-type="float" office:value="3" calcext:value-type="float">
            <text:p>3</text:p>
          </table:table-cell>
          <table:table-cell table:style-name="ce8"/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+1+1+1+1+1" office:value-type="float" office:value="8" calcext:value-type="float">
            <text:p>8</text:p>
          </table:table-cell>
          <table:table-cell table:style-name="ce8"/>
          <table:table-cell table:style-name="ce8" table:formula="of:=1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Avatar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 table:formula="of:=1+1" office:value-type="float" office:value="2" calcext:value-type="float">
            <text:p>2</text:p>
          </table:table-cell>
          <table:table-cell table:style-name="ce7"/>
          <table:table-cell table:style-name="ce8"/>
          <table:table-cell table:style-name="ce7"/>
          <table:table-cell table:style-name="ce7" table:formula="of:=1+1" office:value-type="float" office:value="2" calcext:value-type="float">
            <text:p>2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 table:number-columns-repeated="2"/>
          <table:table-cell table:style-name="ce7" table:formula="of:=1+1" office:value-type="float" office:value="2" calcext:value-type="float">
            <text:p>2</text:p>
          </table:table-cell>
          <table:table-cell table:style-name="ce8"/>
          <table:table-cell table:style-name="ce8" table:formula="of:=1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Badge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 table:formula="of:=1+1+1+1" office:value-type="float" office:value="4" calcext:value-type="float">
            <text:p>4</text:p>
          </table:table-cell>
          <table:table-cell table:style-name="ce7" table:formula="of:=1+1" office:value-type="float" office:value="2" calcext:value-type="float">
            <text:p>2</text:p>
          </table:table-cell>
          <table:table-cell table:style-name="ce8"/>
          <table:table-cell table:style-name="ce7"/>
          <table:table-cell table:style-name="ce7" table:formula="of:=1+1+1" office:value-type="float" office:value="3" calcext:value-type="float">
            <text:p>3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/>
          <table:table-cell table:style-name="ce7"/>
          <table:table-cell table:style-name="ce7" table:formula="of:=1+1+1+1" office:value-type="float" office:value="4" calcext:value-type="float">
            <text:p>4</text:p>
          </table:table-cell>
          <table:table-cell table:style-name="ce8"/>
          <table:table-cell table:style-name="ce8" table:formula="of:=1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Team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style-name="ce8" table:formula="of:=1+1+1+1+1" office:value-type="float" office:value="5" calcext:value-type="float">
            <text:p>5</text:p>
          </table:table-cell>
          <table:table-cell table:style-name="ce8" table:formula="of:=1+1+1+1" office:value-type="float" office:value="4" calcext:value-type="float">
            <text:p>4</text:p>
          </table:table-cell>
          <table:table-cell table:style-name="ce7" table:formula="of:=1+1" office:value-type="float" office:value="2" calcext:value-type="float">
            <text:p>2</text:p>
          </table:table-cell>
          <table:table-cell table:style-name="ce7"/>
          <table:table-cell table:style-name="ce7" table:formula="of:=1+1+1+1+1" office:value-type="float" office:value="5" calcext:value-type="float">
            <text:p>5</text:p>
          </table:table-cell>
          <table:table-cell table:style-name="ce7"/>
          <table:table-cell table:style-name="ce7" table:formula="of:=1+1" office:value-type="float" office:value="2" calcext:value-type="float">
            <text:p>2</text:p>
          </table:table-cell>
          <table:table-cell table:style-name="ce8"/>
          <table:table-cell table:style-name="ce8" table:formula="of:=1" office:value-type="float" office:value="1" calcext:value-type="float">
            <text:p>1</text:p>
          </table:table-cell>
          <table:table-cell table:style-name="ce8" table:formula="of:=1+1+1+1" office:value-type="float" office:value="4" calcext:value-type="float">
            <text:p>4</text:p>
          </table:table-cell>
          <table:table-cell table:style-name="ce8" table:number-columns-repeated="2"/>
        </table:table-row>
        <table:table-row table:style-name="ro2">
          <table:table-cell table:style-name="ce2" office:value-type="string" calcext:value-type="string">
            <text:p>Virtual goods</text:p>
          </table:table-cell>
          <table:table-cell table:style-name="ce5" office:value-type="float" office:value="5" calcext:value-type="float">
            <text:p>5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7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 table:number-columns-repeated="2"/>
          <table:table-cell table:style-name="ce7" table:formula="of:=1" office:value-type="float" office:value="1" calcext:value-type="float">
            <text:p>1</text:p>
          </table:table-cell>
          <table:table-cell table:style-name="ce8"/>
          <table:table-cell table:style-name="ce8" table:formula="of:=1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Duel</text:p>
          </table:table-cell>
          <table:table-cell table:style-name="ce5" office:value-type="float" office:value="6" calcext:value-type="float">
            <text:p>6</text:p>
          </table:table-cell>
          <table:table-cell table:style-name="ce7"/>
          <table:table-cell table:style-name="ce7" table:formula="of:=1+1+1+1+1+1+1" office:value-type="float" office:value="7" calcext:value-type="float">
            <text:p>7</text:p>
          </table:table-cell>
          <table:table-cell table:style-name="ce7" table:formula="of:=1+1+1+1+1" office:value-type="float" office:value="5" calcext:value-type="float">
            <text:p>5</text:p>
          </table:table-cell>
          <table:table-cell table:style-name="ce7"/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+1+1" office:value-type="float" office:value="5" calcext:value-type="float">
            <text:p>5</text:p>
          </table:table-cell>
          <table:table-cell table:style-name="ce7" table:number-columns-repeated="2"/>
          <table:table-cell table:style-name="ce8" table:formula="of:=1" office:value-type="float" office:value="1" calcext:value-type="float">
            <text:p>1</text:p>
          </table:table-cell>
          <table:table-cell table:style-name="ce8"/>
          <table:table-cell table:style-name="ce7" table:formula="of:=1+1+1+1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/>
        </table:table-row>
        <table:table-row table:style-name="ro2">
          <table:table-cell table:style-name="ce3" office:value-type="string" calcext:value-type="string">
            <text:p>Achievement</text:p>
          </table:table-cell>
          <table:table-cell table:style-name="ce5" office:value-type="float" office:value="7" calcext:value-type="float">
            <text:p>7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" office:value-type="float" office:value="3" calcext:value-type="float">
            <text:p>3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/>
          <table:table-cell table:style-name="ce7" table:formula="of:=1+1" office:value-type="float" office:value="2" calcext:value-type="float">
            <text:p>2</text:p>
          </table:table-cell>
          <table:table-cell table:style-name="ce7"/>
          <table:table-cell table:style-name="ce7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7"/>
          <table:table-cell table:style-name="ce7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/>
        </table:table-row>
        <table:table-row table:style-name="ro2">
          <table:table-cell table:style-name="ce3" office:value-type="string" calcext:value-type="string">
            <text:p>Quest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 table:formula="of:=1+1+1+1" office:value-type="float" office:value="4" calcext:value-type="float">
            <text:p>4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7"/>
          <table:table-cell table:style-name="ce7" table:formula="of:=1+1+1" office:value-type="float" office:value="3" calcext:value-type="float">
            <text:p>3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7"/>
          <table:table-cell table:style-name="ce7" table:formula="of:=1+1" office:value-type="float" office:value="2" calcext:value-type="float">
            <text:p>2</text:p>
          </table:table-cell>
          <table:table-cell table:style-name="ce8" table:number-columns-repeated="2"/>
        </table:table-row>
        <table:table-row table:style-name="ro2">
          <table:table-cell table:style-name="ce2" office:value-type="string" calcext:value-type="string">
            <text:p>Level</text:p>
          </table:table-cell>
          <table:table-cell table:style-name="ce5" office:value-type="float" office:value="9" calcext:value-type="float">
            <text:p>9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 table:formula="of:=1+1+1+1+1+1+1+1+1" office:value-type="float" office:value="9" calcext:value-type="float">
            <text:p>9</text:p>
          </table:table-cell>
          <table:table-cell table:style-name="ce7" table:formula="of:=1+1+1+1+1+1" office:value-type="float" office:value="6" calcext:value-type="float">
            <text:p>6</text:p>
          </table:table-cell>
          <table:table-cell table:style-name="ce8" table:formula="of:=1+1" office:value-type="float" office:value="2" calcext:value-type="float">
            <text:p>2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+1+1+1+1+1+1" office:value-type="float" office:value="9" calcext:value-type="float">
            <text:p>9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" office:value-type="float" office:value="3" calcext:value-type="float">
            <text:p>3</text:p>
          </table:table-cell>
          <table:table-cell table:style-name="ce8"/>
          <table:table-cell table:style-name="ce7"/>
          <table:table-cell table:style-name="ce7" table:formula="of:=1+1+1+1+1" office:value-type="float" office:value="5" calcext:value-type="float">
            <text:p>5</text:p>
          </table:table-cell>
          <table:table-cell table:style-name="ce8"/>
          <table:table-cell table:style-name="ce8" table:formula="of:=1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Social Graph</text:p>
          </table:table-cell>
          <table:table-cell table:style-name="ce5" office:value-type="float" office:value="10" calcext:value-type="float">
            <text:p>10</text:p>
          </table:table-cell>
          <table:table-cell table:style-name="ce7"/>
          <table:table-cell table:style-name="ce8" table:formula="of:=1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7"/>
          <table:table-cell table:style-name="ce7" table:formula="of:=1" office:value-type="float" office:value="1" calcext:value-type="float">
            <text:p>1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 table:style-name="ce2" office:value-type="string" calcext:value-type="string">
            <text:p>Leader Board</text:p>
          </table:table-cell>
          <table:table-cell table:style-name="ce5" office:value-type="float" office:value="12" calcext:value-type="float">
            <text:p>12</text:p>
          </table:table-cell>
          <table:table-cell table:style-name="ce7"/>
          <table:table-cell table:style-name="ce8" table:formula="of:=1+1+1+1+1+1+1+1" office:value-type="float" office:value="8" calcext:value-type="float">
            <text:p>8</text:p>
          </table:table-cell>
          <table:table-cell table:style-name="ce7" table:formula="of:=1+1+1+1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7"/>
          <table:table-cell table:style-name="ce7" table:formula="of:=1+1+1+1+1+1+1" office:value-type="float" office:value="7" calcext:value-type="float">
            <text:p>7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" office:value-type="float" office:value="2" calcext:value-type="float">
            <text:p>2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+1+1+1+1" office:value-type="float" office:value="7" calcext:value-type="float">
            <text:p>7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2" table:number-rows-repeated="3">
          <table:table-cell table:number-columns-repeated="15"/>
        </table:table-row>
        <table:table-row table:style-name="ro5">
          <table:table-cell office:value-type="string" calcext:value-type="string">
            <text:p>P1</text:p>
          </table:table-cell>
          <table:table-cell table:number-columns-repeated="7"/>
          <table:table-cell table:style-name="ce10" office:value-type="string" calcext:value-type="string">
            <text:p>Page size: 29.7 x 20.5 c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4</text:p>
          </table:table-cell>
          <table:table-cell table:number-columns-repeated="3"/>
          <table:table-cell table:formula="of:=[.O1]" office:value-type="string" office:string-value="Develop creativity" calcext:value-type="string">
            <text:p>Develop creativity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5</text:p>
          </table:table-cell>
          <table:table-cell table:number-columns-repeated="3"/>
          <table:table-cell table:formula="of:=[.N1]" office:value-type="string" office:string-value="Improve training" calcext:value-type="string">
            <text:p>Improve training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6</text:p>
          </table:table-cell>
          <table:table-cell table:number-columns-repeated="2"/>
          <table:table-cell table:style-name="ce9"/>
          <table:table-cell table:formula="of:=[.M1]" office:value-type="string" office:string-value="Increase motivation" calcext:value-type="string">
            <text:p>Increase motiva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7</text:p>
          </table:table-cell>
          <table:table-cell table:number-columns-repeated="3"/>
          <table:table-cell table:formula="of:=[.L1]" office:value-type="string" office:string-value="Increase persuasion" calcext:value-type="string">
            <text:p>Increase persuas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8</text:p>
          </table:table-cell>
          <table:table-cell table:number-columns-repeated="3"/>
          <table:table-cell table:formula="of:=[.K1]" office:value-type="string" office:string-value="Enhance monitoring" calcext:value-type="string">
            <text:p>Enhance monitoring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9</text:p>
          </table:table-cell>
          <table:table-cell table:number-columns-repeated="3"/>
          <table:table-cell table:formula="of:=[.J1]" office:value-type="string" office:string-value="Stimulate collaboration" calcext:value-type="string">
            <text:p>Stimulate collabora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10</text:p>
          </table:table-cell>
          <table:table-cell table:number-columns-repeated="3"/>
          <table:table-cell table:formula="of:=[.I1]" office:value-type="string" office:string-value="Ease the fixing process" calcext:value-type="string">
            <text:p>Ease the fixing proces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11</text:p>
          </table:table-cell>
          <table:table-cell table:number-columns-repeated="3"/>
          <table:table-cell table:formula="of:=[.H1]" office:value-type="string" office:string-value="Improve skills" calcext:value-type="string">
            <text:p>Improve skill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12</text:p>
          </table:table-cell>
          <table:table-cell table:number-columns-repeated="3"/>
          <table:table-cell table:formula="of:=[.G1]" office:value-type="string" office:string-value="Boost adoption" calcext:value-type="string">
            <text:p>Boost adop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13</text:p>
          </table:table-cell>
          <table:table-cell table:number-columns-repeated="3"/>
          <table:table-cell table:formula="of:=[.F1]" office:value-type="string" office:string-value="Encourage testing habits" calcext:value-type="string">
            <text:p>Encourage testing habit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14</text:p>
          </table:table-cell>
          <table:table-cell table:number-columns-repeated="3"/>
          <table:table-cell table:formula="of:=[.E1]" office:value-type="string" office:string-value="Increase enjoyment" calcext:value-type="string">
            <text:p>Increase enjoymen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15</text:p>
          </table:table-cell>
          <table:table-cell table:number-columns-repeated="3"/>
          <table:table-cell table:formula="of:=[.D1]" office:value-type="string" office:string-value="Increase engagement" calcext:value-type="string">
            <text:p>Increase engagement</text:p>
          </table:table-cell>
          <table:table-cell table:number-columns-repeated="10"/>
        </table:table-row>
        <table:table-row table:style-name="ro2">
          <table:table-cell table:number-columns-repeated="4"/>
          <table:table-cell table:formula="of:=[.C1]" office:value-type="string" office:string-value="Increase awareness" calcext:value-type="string">
            <text:p>Increase awareness</text:p>
          </table:table-cell>
          <table:table-cell table:number-columns-repeated="10"/>
        </table:table-row>
      </table:table>
      <table:table table:name="old1" table:style-name="ta1">
        <table:shapes>
          <draw:frame draw:z-index="0" draw:style-name="gr1" draw:text-style-name="P1" svg:width="34.42cm" svg:height="1.784cm" svg:x="42.515cm" svg:y="34.418cm">
            <draw:text-box>
              <text:p><text:span text:style-name="T1"><text:s text:c="5"/></text:span><text:span text:style-name="T1">Points <text:s text:c="17"/>Badge <text:s text:c="11"/>Virtual goods <text:s text:c="4"/>Achievement <text:s text:c="12"/>Level <text:s text:c="17"/>Turns <text:s text:c="9"/></text:span></text:p>
              <text:p><text:span text:style-name="T1"><text:s text:c="20"/></text:span><text:span text:style-name="T1">Avatar <text:s text:c="11"/>Social Graph <text:s text:c="11"/>Duel <text:s text:c="18"/>Quest <text:s text:c="17"/>Team <text:s text:c="11"/>Leader Board</text:span></text:p>
              <text:p><text:span text:style-name="T2"/></text:p>
            </draw:text-box>
          </draw:frame>
          <draw:g draw:z-index="1">
            <draw:frame draw:style-name="gr2" draw:text-style-name="P2" svg:width="36.33cm" svg:height="29.628cm" svg:x="43.216cm" svg:y="0.943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  <draw:frame draw:style-name="gr1" draw:text-style-name="P4" svg:width="34.42cm" svg:height="1.315cm" svg:x="44.902cm" svg:y="29.986cm">
              <draw:text-box>
                <text:p text:style-name="P3"><text:span text:style-name="T3"><text:s text:c="6"/></text:span><text:span text:style-name="T3">Points <text:s text:c="5"/>Avatar <text:s text:c="3"/>Badge <text:s text:c="4"/>Team <text:s text:c="5"/>Virtual <text:s text:c="4"/>Duel <text:s text:c="2"/>Achievement <text:s/>Quest <text:s text:c="3"/>Level <text:s text:c="5"/>Social <text:s text:c="6"/>Turns <text:s text:c="4"/>Leader </text:span></text:p>
                <text:p text:style-name="P3"><text:span text:style-name="T3"><text:s text:c="65"/></text:span><text:span text:style-name="T3">goods <text:s text:c="65"/>Graph <text:s text:c="20"/>Board</text:span></text:p>
              </draw:text-box>
            </draw:frame>
            <draw:frame draw:style-name="gr5" draw:text-style-name="P11" svg:width="8.774cm" svg:height="26.791cm" svg:x="34.806cm" svg:y="2.877cm">
              <draw:text-box>
                <text:p text:style-name="P9"><text:span text:style-name="T4">Training</text:span></text:p>
                <text:p text:style-name="P9"><text:span text:style-name="T4">Motivation</text:span></text:p>
                <text:p text:style-name="P9"><text:span text:style-name="T4">Persuasiveness</text:span></text:p>
                <text:p text:style-name="P9"><text:span text:style-name="T4">Monitoring</text:span></text:p>
                <text:p text:style-name="P9"><text:span text:style-name="T4">Stimulate collaboration</text:span></text:p>
                <text:p text:style-name="P9"><text:span text:style-name="T4">Ease the fixing process</text:span></text:p>
                <text:p text:style-name="P9"><text:span text:style-name="T4">Improvement</text:span></text:p>
                <text:p text:style-name="P9"><text:span text:style-name="T4">Boost adoption</text:span></text:p>
                <text:p text:style-name="P9"><text:span text:style-name="T4">Encourage testing habits</text:span></text:p>
                <text:p text:style-name="P9"><text:span text:style-name="T4">Increase enjoyment</text:span></text:p>
                <text:p text:style-name="P9"><text:span text:style-name="T4">Development of creativity</text:span></text:p>
                <text:p text:style-name="P9"><text:span text:style-name="T4">Collaboration</text:span></text:p>
                <text:p text:style-name="P9"><text:span text:style-name="T4">Engagement</text:span></text:p>
                <text:p text:style-name="P10"><text:span text:style-name="T4">Awareness</text:span></text:p>
              </draw:text-box>
            </draw:frame>
            <draw:frame draw:style-name="gr4" draw:text-style-name="P8" svg:width="3.408cm" svg:height="1.522cm" draw:transform="rotate (1.5707963267949) translate (36.988cm 17.039cm)">
              <draw:text-box>
                <text:p><text:span text:style-name="T5">GOALS</text:span></text:p>
              </draw:text-box>
            </draw:frame>
            <draw:frame draw:style-name="gr4" draw:text-style-name="P8" svg:width="4.899cm" svg:height="1.522cm" svg:x="59.087cm" svg:y="31.439cm">
              <draw:text-box>
                <text:p><text:span text:style-name="T5">ELEMENTS</text:span></text:p>
              </draw:text-box>
            </draw:frame>
          </draw:g>
        </table:shapes>
        <table:table-column table:style-name="co1" table:number-columns-repeated="1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6">
          <table:table-cell table:style-name="ce1"/>
          <table:table-cell table:style-name="ce1" office:value-type="string" calcext:value-type="string">
            <text:p>Elements</text:p>
          </table:table-cell>
          <table:table-cell table:style-name="ce3" office:value-type="string" calcext:value-type="string">
            <text:p>Awareness</text:p>
          </table:table-cell>
          <table:table-cell table:style-name="ce2" office:value-type="string" calcext:value-type="string">
            <text:p>Engagement</text:p>
          </table:table-cell>
          <table:table-cell table:style-name="ce3" office:value-type="string" calcext:value-type="string">
            <text:p>Collaboration</text:p>
          </table:table-cell>
          <table:table-cell table:style-name="ce3" office:value-type="string" calcext:value-type="string">
            <text:p>Development of creativity</text:p>
          </table:table-cell>
          <table:table-cell table:style-name="ce2" office:value-type="string" calcext:value-type="string">
            <text:p>Increase enjoyment to perform tasks or learn testing</text:p>
          </table:table-cell>
          <table:table-cell table:style-name="ce3" office:value-type="string" calcext:value-type="string">
            <text:p>Encourage testing habits</text:p>
          </table:table-cell>
          <table:table-cell table:style-name="ce2" office:value-type="string" calcext:value-type="string">
            <text:p>Boost adoption</text:p>
          </table:table-cell>
          <table:table-cell table:style-name="ce3" office:value-type="string" calcext:value-type="string">
            <text:p>Improvement</text:p>
          </table:table-cell>
          <table:table-cell table:style-name="ce2" office:value-type="string" calcext:value-type="string">
            <text:p>Ease the fixing process</text:p>
          </table:table-cell>
          <table:table-cell table:style-name="ce2" office:value-type="string" calcext:value-type="string">
            <text:p>Stimulate collaboration of community</text:p>
          </table:table-cell>
          <table:table-cell table:style-name="ce3" office:value-type="string" calcext:value-type="string">
            <text:p>Monitoring</text:p>
          </table:table-cell>
          <table:table-cell table:style-name="ce3" office:value-type="string" calcext:value-type="string">
            <text:p>Persuasiveness</text:p>
          </table:table-cell>
          <table:table-cell table:style-name="ce2" office:value-type="string" calcext:value-type="string">
            <text:p>Motivation</text:p>
          </table:table-cell>
          <table:table-cell table:style-name="ce3" office:value-type="string" calcext:value-type="string">
            <text:p>Training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2">
          <table:table-cell table:style-name="ce2" office:value-type="string" calcext:value-type="string">
            <text:p>Points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 table:formula="of:=1+1+1+1+1+1+1+1+1+1+1+1" office:value-type="float" office:value="12" calcext:value-type="float">
            <text:p>12</text:p>
          </table:table-cell>
          <table:table-cell table:style-name="ce8" table:formula="of:=1+1" office:value-type="float" office:value="2" calcext:value-type="float">
            <text:p>2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+1+1+1+1+1" office:value-type="float" office:value="8" calcext:value-type="float">
            <text:p>8</text:p>
          </table:table-cell>
          <table:table-cell table:style-name="ce8" table:formula="of:=1+1" office:value-type="float" office:value="2" calcext:value-type="float">
            <text:p>2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+1+1+1+1+1+1+1" office:value-type="float" office:value="10" calcext:value-type="float">
            <text:p>10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/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+1+1+1+1+1" office:value-type="float" office:value="8" calcext:value-type="float">
            <text:p>8</text:p>
          </table:table-cell>
          <table:table-cell table:style-name="ce8"/>
        </table:table-row>
        <table:table-row table:style-name="ro2">
          <table:table-cell table:style-name="ce3" office:value-type="string" calcext:value-type="string">
            <text:p>Avatar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 table:formula="of:=1+1" office:value-type="float" office:value="2" calcext:value-type="float">
            <text:p>2</text:p>
          </table:table-cell>
          <table:table-cell table:style-name="ce8"/>
          <table:table-cell table:style-name="ce7" table:formula="of:=1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7"/>
          <table:table-cell table:style-name="ce7" table:formula="of:=1+1" office:value-type="float" office:value="2" calcext:value-type="float">
            <text:p>2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 table:number-columns-repeated="2"/>
          <table:table-cell table:style-name="ce7" table:formula="of:=1+1" office:value-type="float" office:value="2" calcext:value-type="float">
            <text:p>2</text:p>
          </table:table-cell>
          <table:table-cell table:style-name="ce8"/>
        </table:table-row>
        <table:table-row table:style-name="ro2">
          <table:table-cell table:style-name="ce3" office:value-type="string" calcext:value-type="string">
            <text:p>Badge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 table:formula="of:=1+1+1+1" office:value-type="float" office:value="4" calcext:value-type="float">
            <text:p>4</text:p>
          </table:table-cell>
          <table:table-cell table:style-name="ce8"/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" office:value-type="float" office:value="2" calcext:value-type="float">
            <text:p>2</text:p>
          </table:table-cell>
          <table:table-cell table:style-name="ce8"/>
          <table:table-cell table:style-name="ce7"/>
          <table:table-cell table:style-name="ce7" table:formula="of:=1+1+1" office:value-type="float" office:value="3" calcext:value-type="float">
            <text:p>3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/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+1" office:value-type="float" office:value="4" calcext:value-type="float">
            <text:p>4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Team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style-name="ce8" table:formula="of:=1+1+1+1+1" office:value-type="float" office:value="5" calcext:value-type="float">
            <text:p>5</text:p>
          </table:table-cell>
          <table:table-cell table:style-name="ce7" table:formula="of:=1+1" office:value-type="float" office:value="2" calcext:value-type="float">
            <text:p>2</text:p>
          </table:table-cell>
          <table:table-cell table:style-name="ce8"/>
          <table:table-cell table:style-name="ce8" table:formula="of:=1+1+1+1" office:value-type="float" office:value="4" calcext:value-type="float">
            <text:p>4</text:p>
          </table:table-cell>
          <table:table-cell table:style-name="ce7" table:formula="of:=1+1" office:value-type="float" office:value="2" calcext:value-type="float">
            <text:p>2</text:p>
          </table:table-cell>
          <table:table-cell table:style-name="ce7"/>
          <table:table-cell table:style-name="ce7" table:formula="of:=1+1+1+1+1" office:value-type="float" office:value="5" calcext:value-type="float">
            <text:p>5</text:p>
          </table:table-cell>
          <table:table-cell table:style-name="ce7" table:number-columns-repeated="2"/>
          <table:table-cell table:style-name="ce8" table:number-columns-repeated="2"/>
          <table:table-cell table:style-name="ce8" table:formula="of:=1+1+1+1" office:value-type="float" office:value="4" calcext:value-type="float">
            <text:p>4</text:p>
          </table:table-cell>
          <table:table-cell table:style-name="ce8"/>
        </table:table-row>
        <table:table-row table:style-name="ro7">
          <table:table-cell table:style-name="ce2" office:value-type="string" calcext:value-type="string">
            <text:p>Virtual goods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number-columns-repeated="2"/>
          <table:table-cell table:style-name="ce7"/>
          <table:table-cell table:style-name="ce7" table:formula="of:=1" office:value-type="float" office:value="1" calcext:value-type="float">
            <text:p>1</text:p>
          </table:table-cell>
          <table:table-cell table:style-name="ce7" table:number-columns-repeated="3"/>
          <table:table-cell table:style-name="ce7" table:formula="of:=1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number-columns-repeated="2"/>
          <table:table-cell table:style-name="ce7" table:formula="of:=1" office:value-type="float" office:value="1" calcext:value-type="float">
            <text:p>1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Duel</text:p>
          </table:table-cell>
          <table:table-cell table:style-name="ce5" office:value-type="float" office:value="6" calcext:value-type="float">
            <text:p>6</text:p>
          </table:table-cell>
          <table:table-cell table:style-name="ce7"/>
          <table:table-cell table:style-name="ce7" table:formula="of:=1+1+1+1+1+1" office:value-type="float" office:value="6" calcext:value-type="float">
            <text:p>6</text:p>
          </table:table-cell>
          <table:table-cell table:style-name="ce7" table:number-columns-repeated="2"/>
          <table:table-cell table:style-name="ce7" table:formula="of:=1+1+1+1+1" office:value-type="float" office:value="5" calcext:value-type="float">
            <text:p>5</text:p>
          </table:table-cell>
          <table:table-cell table:style-name="ce7"/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+1+1" office:value-type="float" office:value="5" calcext:value-type="float">
            <text:p>5</text:p>
          </table:table-cell>
          <table:table-cell table:style-name="ce7" table:number-columns-repeated="2"/>
          <table:table-cell table:style-name="ce8" table:formula="of:=1" office:value-type="float" office:value="1" calcext:value-type="float">
            <text:p>1</text:p>
          </table:table-cell>
          <table:table-cell table:style-name="ce8"/>
          <table:table-cell table:style-name="ce7" table:formula="of:=1+1" office:value-type="float" office:value="2" calcext:value-type="float">
            <text:p>2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Achievement</text:p>
          </table:table-cell>
          <table:table-cell table:style-name="ce5" office:value-type="float" office:value="7" calcext:value-type="float">
            <text:p>7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" office:value-type="float" office:value="3" calcext:value-type="float">
            <text:p>3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/>
          <table:table-cell table:style-name="ce7" table:formula="of:=1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/>
          <table:table-cell table:style-name="ce7" table:formula="of:=1+1" office:value-type="float" office:value="2" calcext:value-type="float">
            <text:p>2</text:p>
          </table:table-cell>
          <table:table-cell table:style-name="ce7" table:number-columns-repeated="2"/>
          <table:table-cell table:style-name="ce8" table:formula="of:=1" office:value-type="float" office:value="1" calcext:value-type="float">
            <text:p>1</text:p>
          </table:table-cell>
          <table:table-cell table:style-name="ce7"/>
          <table:table-cell table:style-name="ce7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Quest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 table:formula="of:=1+1+1+1+1" office:value-type="float" office:value="5" calcext:value-type="float">
            <text:p>5</text:p>
          </table:table-cell>
          <table:table-cell table:style-name="ce8" table:formula="of:=1+1" office:value-type="float" office:value="2" calcext:value-type="float">
            <text:p>2</text:p>
          </table:table-cell>
          <table:table-cell table:style-name="ce7"/>
          <table:table-cell table:style-name="ce7" table:formula="of:=1" office:value-type="float" office:value="1" calcext:value-type="float">
            <text:p>1</text:p>
          </table:table-cell>
          <table:table-cell table:style-name="ce8" table:formula="of:=1+1" office:value-type="float" office:value="2" calcext:value-type="float">
            <text:p>2</text:p>
          </table:table-cell>
          <table:table-cell table:style-name="ce7"/>
          <table:table-cell table:style-name="ce7" table:formula="of:=1+1+1+1" office:value-type="float" office:value="4" calcext:value-type="float">
            <text:p>4</text:p>
          </table:table-cell>
          <table:table-cell table:style-name="ce7" table:number-columns-repeated="2"/>
          <table:table-cell table:style-name="ce8"/>
          <table:table-cell table:style-name="ce7"/>
          <table:table-cell table:style-name="ce7" table:formula="of:=1+1" office:value-type="float" office:value="2" calcext:value-type="float">
            <text:p>2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Level</text:p>
          </table:table-cell>
          <table:table-cell table:style-name="ce5" office:value-type="float" office:value="9" calcext:value-type="float">
            <text:p>9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 table:formula="of:=1+1+1+1+1+1+1" office:value-type="float" office:value="7" calcext:value-type="float">
            <text:p>7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+1+1" office:value-type="float" office:value="5" calcext:value-type="float">
            <text:p>5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+1+1+1+1+1" office:value-type="float" office:value="8" calcext:value-type="float">
            <text:p>8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/>
          <table:table-cell table:style-name="ce7"/>
          <table:table-cell table:style-name="ce7" table:formula="of:=1+1+1+1" office:value-type="float" office:value="4" calcext:value-type="float">
            <text:p>4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Social Graph</text:p>
          </table:table-cell>
          <table:table-cell table:style-name="ce5" office:value-type="float" office:value="10" calcext:value-type="float">
            <text:p>10</text:p>
          </table:table-cell>
          <table:table-cell table:style-name="ce7"/>
          <table:table-cell table:style-name="ce8" table:formula="of:=1" office:value-type="float" office:value="1" calcext:value-type="float">
            <text:p>1</text:p>
          </table:table-cell>
          <table:table-cell table:style-name="ce8"/>
          <table:table-cell table:style-name="ce7" table:number-columns-repeated="2"/>
          <table:table-cell table:style-name="ce8"/>
          <table:table-cell table:style-name="ce7"/>
          <table:table-cell table:style-name="ce7" table:formula="of:=1" office:value-type="float" office:value="1" calcext:value-type="float">
            <text:p>1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style-name="ce8"/>
        </table:table-row>
        <table:table-row table:style-name="ro2">
          <table:table-cell table:style-name="ce3" office:value-type="string" calcext:value-type="string">
            <text:p>Turns</text:p>
          </table:table-cell>
          <table:table-cell table:style-name="ce5" office:value-type="float" office:value="11" calcext:value-type="float">
            <text:p>11</text:p>
          </table:table-cell>
          <table:table-cell table:style-name="ce8"/>
          <table:table-cell table:style-name="ce7" table:formula="of:=1+1+1+1" office:value-type="float" office:value="4" calcext:value-type="float">
            <text:p>4</text:p>
          </table:table-cell>
          <table:table-cell table:style-name="ce8" table:number-columns-repeated="2"/>
          <table:table-cell table:style-name="ce8" table:formula="of:=1+1+1+1" office:value-type="float" office:value="4" calcext:value-type="float">
            <text:p>4</text:p>
          </table:table-cell>
          <table:table-cell table:style-name="ce8"/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+1" office:value-type="float" office:value="4" calcext:value-type="float">
            <text:p>4</text:p>
          </table:table-cell>
          <table:table-cell table:style-name="ce7" table:number-columns-repeated="2"/>
          <table:table-cell table:style-name="ce8" table:number-columns-repeated="2"/>
          <table:table-cell table:style-name="ce8" table:formula="of:=1+1" office:value-type="float" office:value="2" calcext:value-type="float">
            <text:p>2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Leader Board</text:p>
          </table:table-cell>
          <table:table-cell table:style-name="ce5" office:value-type="float" office:value="12" calcext:value-type="float">
            <text:p>12</text:p>
          </table:table-cell>
          <table:table-cell table:style-name="ce7"/>
          <table:table-cell table:style-name="ce8" table:formula="of:=1+1+1+1+1+1+1+1" office:value-type="float" office:value="8" calcext:value-type="float">
            <text:p>8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+1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7"/>
          <table:table-cell table:style-name="ce7" table:formula="of:=1+1+1+1+1+1+1" office:value-type="float" office:value="7" calcext:value-type="float">
            <text:p>7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+1+1+1+1" office:value-type="float" office:value="7" calcext:value-type="float">
            <text:p>7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2">
          <table:table-cell table:number-columns-repeated="16"/>
        </table:table-row>
        <table:table-row table:style-name="ro2">
          <table:table-cell table:style-name="ce3" office:value-type="string" calcext:value-type="string">
            <text:p>Team</text:p>
          </table:table-cell>
          <table:table-cell table:style-name="ce5" office:value-type="float" office:value="10" calcext:value-type="float">
            <text:p>10</text:p>
          </table:table-cell>
          <table:table-cell table:style-name="ce8"/>
          <table:table-cell table:style-name="ce8" table:formula="of:=1+1+1+1+1" office:value-type="float" office:value="5" calcext:value-type="float">
            <text:p>5</text:p>
          </table:table-cell>
          <table:table-cell table:style-name="ce7" table:formula="of:=1+1" office:value-type="float" office:value="2" calcext:value-type="float">
            <text:p>2</text:p>
          </table:table-cell>
          <table:table-cell table:style-name="ce8"/>
          <table:table-cell table:style-name="ce8" table:formula="of:=1+1+1+1" office:value-type="float" office:value="4" calcext:value-type="float">
            <text:p>4</text:p>
          </table:table-cell>
          <table:table-cell table:style-name="ce7" table:formula="of:=1+1" office:value-type="float" office:value="2" calcext:value-type="float">
            <text:p>2</text:p>
          </table:table-cell>
          <table:table-cell table:style-name="ce7"/>
          <table:table-cell table:style-name="ce7" table:formula="of:=1+1+1+1+1" office:value-type="float" office:value="5" calcext:value-type="float">
            <text:p>5</text:p>
          </table:table-cell>
          <table:table-cell table:style-name="ce7" table:number-columns-repeated="2"/>
          <table:table-cell table:style-name="ce8" table:number-columns-repeated="2"/>
          <table:table-cell table:style-name="ce8" table:formula="of:=1+1+1+1" office:value-type="float" office:value="4" calcext:value-type="float">
            <text:p>4</text:p>
          </table:table-cell>
          <table:table-cell table:style-name="ce8"/>
        </table:table-row>
        <table:table-row table:style-name="ro2" table:number-rows-repeated="2">
          <table:table-cell table:number-columns-repeated="16"/>
        </table:table-row>
        <table:table-row table:style-name="ro5">
          <table:table-cell table:number-columns-repeated="9"/>
          <table:table-cell table:style-name="ce10" office:value-type="string" calcext:value-type="string">
            <text:p>Page size: 29.7 x 20.5 cm</text:p>
          </table:table-cell>
          <table:table-cell table:number-columns-repeated="6"/>
        </table:table-row>
        <table:table-row table:style-name="ro2" table:number-rows-repeated="4">
          <table:table-cell table:number-columns-repeated="16"/>
        </table:table-row>
        <table:table-row table:style-name="ro2"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p12</text:p>
          </table:table-cell>
          <table:table-cell table:style-name="ce9" table:formula="of:=[.P1]" office:value-type="string" office:string-value="Training" calcext:value-type="string">
            <text:p>Train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13</text:p>
          </table:table-cell>
          <table:table-cell table:formula="of:=[.O1]" office:value-type="string" office:string-value="Motivation" calcext:value-type="string">
            <text:p>Motivati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4</text:p>
          </table:table-cell>
          <table:table-cell table:formula="of:=[.N1]" office:value-type="string" office:string-value="Persuasiveness" calcext:value-type="string">
            <text:p>Persuasivenes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4</text:p>
          </table:table-cell>
          <table:table-cell/>
          <table:table-cell office:value-type="string" calcext:value-type="string">
            <text:p>p15</text:p>
          </table:table-cell>
          <table:table-cell table:formula="of:=[.M1]" office:value-type="string" office:string-value="Monitoring" calcext:value-type="string">
            <text:p>Monitor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5</text:p>
          </table:table-cell>
          <table:table-cell table:number-columns-repeated="2"/>
          <table:table-cell table:formula="of:=[.L1]" office:value-type="string" office:string-value="Stimulate collaboration of community" calcext:value-type="string">
            <text:p>Stimulate collaboration of communit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6</text:p>
          </table:table-cell>
          <table:table-cell table:number-columns-repeated="2"/>
          <table:table-cell table:formula="of:=[.K1]" office:value-type="string" office:string-value="Ease the fixing process" calcext:value-type="string">
            <text:p>Ease the fixing proces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7</text:p>
          </table:table-cell>
          <table:table-cell table:number-columns-repeated="2"/>
          <table:table-cell table:formula="of:=[.J1]" office:value-type="string" office:string-value="Improvement" calcext:value-type="string">
            <text:p>Improvemen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8</text:p>
          </table:table-cell>
          <table:table-cell table:number-columns-repeated="2"/>
          <table:table-cell table:formula="of:=[.I1]" office:value-type="string" office:string-value="Boost adoption" calcext:value-type="string">
            <text:p>Boost adopti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9</text:p>
          </table:table-cell>
          <table:table-cell table:number-columns-repeated="2"/>
          <table:table-cell table:formula="of:=[.H1]" office:value-type="string" office:string-value="Encourage testing habits" calcext:value-type="string">
            <text:p>Encourage testing habit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10</text:p>
          </table:table-cell>
          <table:table-cell table:number-columns-repeated="2"/>
          <table:table-cell table:formula="of:=[.G1]" office:value-type="string" office:string-value="Increase enjoyment to perform tasks or learn testing" calcext:value-type="string">
            <text:p>Increase enjoyment to perform tasks or learn test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11</text:p>
          </table:table-cell>
          <table:table-cell table:number-columns-repeated="2"/>
          <table:table-cell table:formula="of:=[.F1]" office:value-type="string" office:string-value="Development of creativity" calcext:value-type="string">
            <text:p>Development of creativity</text:p>
          </table:table-cell>
          <table:table-cell table:number-columns-repeated="12"/>
        </table:table-row>
        <table:table-row table:style-name="ro2">
          <table:table-cell table:number-columns-repeated="3"/>
          <table:table-cell table:formula="of:=[.E1]" office:value-type="string" office:string-value="Collaboration" calcext:value-type="string">
            <text:p>Collaboration</text:p>
          </table:table-cell>
          <table:table-cell table:number-columns-repeated="12"/>
        </table:table-row>
        <table:table-row table:style-name="ro2">
          <table:table-cell table:number-columns-repeated="3"/>
          <table:table-cell table:formula="of:=[.D1]" office:value-type="string" office:string-value="Engagement" calcext:value-type="string">
            <text:p>Engagement</text:p>
          </table:table-cell>
          <table:table-cell table:number-columns-repeated="12"/>
        </table:table-row>
        <table:table-row table:style-name="ro2">
          <table:table-cell table:number-columns-repeated="3"/>
          <table:table-cell table:formula="of:=[.C1]" office:value-type="string" office:string-value="Awareness" calcext:value-type="string">
            <text:p>Awareness</text:p>
          </table:table-cell>
          <table:table-cell table:number-columns-repeated="12"/>
        </table:table-row>
      </table:table>
      <table:table table:name="ols2" table:style-name="ta1">
        <table:shapes>
          <draw:frame draw:z-index="0" draw:style-name="gr1" draw:text-style-name="P1" svg:width="34.42cm" svg:height="1.784cm" svg:x="42.515cm" svg:y="34.418cm">
            <draw:text-box>
              <text:p><text:span text:style-name="T1"><text:s text:c="5"/></text:span><text:span text:style-name="T1">Points <text:s text:c="17"/>Badge <text:s text:c="11"/>Virtual goods <text:s text:c="4"/>Achievement <text:s text:c="12"/>Level <text:s text:c="17"/>Turns <text:s text:c="9"/></text:span></text:p>
              <text:p><text:span text:style-name="T1"><text:s text:c="20"/></text:span><text:span text:style-name="T1">Avatar <text:s text:c="11"/>Social Graph <text:s text:c="11"/>Duel <text:s text:c="18"/>Quest <text:s text:c="17"/>Team <text:s text:c="11"/>Leader Board</text:span></text:p>
              <text:p><text:span text:style-name="T2"/></text:p>
            </draw:text-box>
          </draw:frame>
          <draw:g draw:z-index="1">
            <draw:frame draw:style-name="gr2" draw:text-style-name="P2" svg:width="36.33cm" svg:height="29.628cm" svg:x="45.616cm" svg:y="0.943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  <draw:frame draw:style-name="gr1" draw:text-style-name="P4" svg:width="34.42cm" svg:height="1.315cm" svg:x="47.302cm" svg:y="29.986cm">
              <draw:text-box>
                <text:p text:style-name="P3"><text:span text:style-name="T3"><text:s text:c="6"/></text:span><text:span text:style-name="T3">Points <text:s text:c="5"/>Avatar <text:s text:c="3"/>Badge <text:s text:c="4"/>Team <text:s text:c="5"/>Virtual <text:s text:c="4"/>Duel <text:s text:c="2"/>Achievement <text:s/>Quest <text:s text:c="3"/>Level <text:s text:c="5"/>Social <text:s text:c="6"/>Turns <text:s text:c="4"/>Leader </text:span></text:p>
                <text:p text:style-name="P3"><text:span text:style-name="T3"><text:s text:c="65"/></text:span><text:span text:style-name="T3">goods <text:s text:c="65"/>Graph <text:s text:c="20"/>Board</text:span></text:p>
              </draw:text-box>
            </draw:frame>
            <draw:frame draw:style-name="gr3" draw:text-style-name="P7" svg:width="8.774cm" svg:height="25.874cm" svg:x="37.306cm" svg:y="3.164cm">
              <draw:text-box>
                <text:p text:style-name="P5"><text:span text:style-name="T4">Develop creativity</text:span></text:p>
                <text:p text:style-name="P5"><text:span text:style-name="T4">Improve training</text:span></text:p>
                <text:p text:style-name="P5"><text:span text:style-name="T4">Increase motivation</text:span></text:p>
                <text:p text:style-name="P5"><text:span text:style-name="T4">Increase persuasion</text:span></text:p>
                <text:p text:style-name="P5"><text:span text:style-name="T4">Enhance monitoring</text:span></text:p>
                <text:p text:style-name="P5"><text:span text:style-name="T4">Stimulate collaboration</text:span></text:p>
                <text:p text:style-name="P5"><text:span text:style-name="T4">Ease the fixing process</text:span></text:p>
                <text:p text:style-name="P5"><text:span text:style-name="T4">Improve skills</text:span></text:p>
                <text:p text:style-name="P5"><text:span text:style-name="T4">Boost adoption</text:span></text:p>
                <text:p text:style-name="P5"><text:span text:style-name="T4">Encourage testing habits</text:span></text:p>
                <text:p text:style-name="P5"><text:span text:style-name="T4">Increase enjoyment</text:span></text:p>
                <text:p text:style-name="P5"><text:span text:style-name="T4">Increase engagement</text:span></text:p>
                <text:p text:style-name="P6"><text:span text:style-name="T4">Increase awareness</text:span></text:p>
              </draw:text-box>
            </draw:frame>
            <draw:frame draw:style-name="gr4" draw:text-style-name="P8" svg:width="3.408cm" svg:height="1.522cm" draw:transform="rotate (1.5707963267949) translate (38.488cm 17.039cm)">
              <draw:text-box>
                <text:p><text:span text:style-name="T5">GOALS</text:span></text:p>
              </draw:text-box>
            </draw:frame>
            <draw:frame draw:style-name="gr4" draw:text-style-name="P8" svg:width="4.899cm" svg:height="1.522cm" svg:x="61.487cm" svg:y="31.439cm">
              <draw:text-box>
                <text:p><text:span text:style-name="T5">ELEMENTS</text:span></text:p>
              </draw:text-box>
            </draw:frame>
          </draw:g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>
            <text:p>Elements</text:p>
          </table:table-cell>
          <table:table-cell table:style-name="ce3" office:value-type="string" calcext:value-type="string">
            <text:p>Increase awareness</text:p>
          </table:table-cell>
          <table:table-cell table:style-name="ce2" office:value-type="string" calcext:value-type="string">
            <text:p>Increase engagement</text:p>
          </table:table-cell>
          <table:table-cell table:style-name="ce2" office:value-type="string" calcext:value-type="string">
            <text:p>Increase enjoyment</text:p>
          </table:table-cell>
          <table:table-cell table:style-name="ce3" office:value-type="string" calcext:value-type="string">
            <text:p>Encourage testing habits</text:p>
          </table:table-cell>
          <table:table-cell table:style-name="ce2" office:value-type="string" calcext:value-type="string">
            <text:p>Boost adoption</text:p>
          </table:table-cell>
          <table:table-cell table:style-name="ce3" office:value-type="string" calcext:value-type="string">
            <text:p>Improve skills</text:p>
          </table:table-cell>
          <table:table-cell table:style-name="ce2" office:value-type="string" calcext:value-type="string">
            <text:p>Ease the fixing process</text:p>
          </table:table-cell>
          <table:table-cell table:style-name="ce2" office:value-type="string" calcext:value-type="string">
            <text:p>Stimulate collaboration</text:p>
          </table:table-cell>
          <table:table-cell table:style-name="ce3" office:value-type="string" calcext:value-type="string">
            <text:p>Enhance monitoring</text:p>
          </table:table-cell>
          <table:table-cell table:style-name="ce3" office:value-type="string" calcext:value-type="string">
            <text:p>Increase persuasion</text:p>
          </table:table-cell>
          <table:table-cell table:style-name="ce2" office:value-type="string" calcext:value-type="string">
            <text:p>Increase motivation</text:p>
          </table:table-cell>
          <table:table-cell table:style-name="ce3" office:value-type="string" calcext:value-type="string">
            <text:p>Improve training</text:p>
          </table:table-cell>
          <table:table-cell table:style-name="ce3" office:value-type="string" calcext:value-type="string">
            <text:p>Develop creativity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2">
          <table:table-cell table:style-name="ce1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2">
          <table:table-cell table:style-name="ce2" office:value-type="string" calcext:value-type="string">
            <text:p>Points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 table:formula="of:=1+1+1+1+1+1+1+1+1+1+1+1" office:value-type="float" office:value="12" calcext:value-type="float">
            <text:p>12</text:p>
          </table:table-cell>
          <table:table-cell table:style-name="ce7" table:formula="of:=1+1+1+1+1+1+1+1" office:value-type="float" office:value="8" calcext:value-type="float">
            <text:p>8</text:p>
          </table:table-cell>
          <table:table-cell table:style-name="ce8" table:formula="of:=1+1" office:value-type="float" office:value="2" calcext:value-type="float">
            <text:p>2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+1+1+1+1+1+1+1" office:value-type="float" office:value="10" calcext:value-type="float">
            <text:p>10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" office:value-type="float" office:value="3" calcext:value-type="float">
            <text:p>3</text:p>
          </table:table-cell>
          <table:table-cell table:style-name="ce8"/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+1+1+1+1+1" office:value-type="float" office:value="8" calcext:value-type="float">
            <text:p>8</text:p>
          </table:table-cell>
          <table:table-cell table:style-name="ce8"/>
          <table:table-cell table:style-name="ce8" table:formula="of:=1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Avatar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 table:formula="of:=1+1" office:value-type="float" office:value="2" calcext:value-type="float">
            <text:p>2</text:p>
          </table:table-cell>
          <table:table-cell table:style-name="ce7"/>
          <table:table-cell table:style-name="ce8"/>
          <table:table-cell table:style-name="ce7"/>
          <table:table-cell table:style-name="ce7" table:formula="of:=1+1" office:value-type="float" office:value="2" calcext:value-type="float">
            <text:p>2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 table:number-columns-repeated="2"/>
          <table:table-cell table:style-name="ce7" table:formula="of:=1+1" office:value-type="float" office:value="2" calcext:value-type="float">
            <text:p>2</text:p>
          </table:table-cell>
          <table:table-cell table:style-name="ce8"/>
          <table:table-cell table:style-name="ce8" table:formula="of:=1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Badge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 table:formula="of:=1+1+1+1" office:value-type="float" office:value="4" calcext:value-type="float">
            <text:p>4</text:p>
          </table:table-cell>
          <table:table-cell table:style-name="ce7" table:formula="of:=1+1" office:value-type="float" office:value="2" calcext:value-type="float">
            <text:p>2</text:p>
          </table:table-cell>
          <table:table-cell table:style-name="ce8"/>
          <table:table-cell table:style-name="ce7"/>
          <table:table-cell table:style-name="ce7" table:formula="of:=1+1+1" office:value-type="float" office:value="3" calcext:value-type="float">
            <text:p>3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/>
          <table:table-cell table:style-name="ce7"/>
          <table:table-cell table:style-name="ce7" table:formula="of:=1+1+1+1" office:value-type="float" office:value="4" calcext:value-type="float">
            <text:p>4</text:p>
          </table:table-cell>
          <table:table-cell table:style-name="ce8"/>
          <table:table-cell table:style-name="ce8" table:formula="of:=1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Team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style-name="ce8" table:formula="of:=1+1+1+1+1" office:value-type="float" office:value="5" calcext:value-type="float">
            <text:p>5</text:p>
          </table:table-cell>
          <table:table-cell table:style-name="ce8" table:formula="of:=1+1+1+1" office:value-type="float" office:value="4" calcext:value-type="float">
            <text:p>4</text:p>
          </table:table-cell>
          <table:table-cell table:style-name="ce7" table:formula="of:=1+1" office:value-type="float" office:value="2" calcext:value-type="float">
            <text:p>2</text:p>
          </table:table-cell>
          <table:table-cell table:style-name="ce7"/>
          <table:table-cell table:style-name="ce7" table:formula="of:=1+1+1+1+1" office:value-type="float" office:value="5" calcext:value-type="float">
            <text:p>5</text:p>
          </table:table-cell>
          <table:table-cell table:style-name="ce7"/>
          <table:table-cell table:style-name="ce7" table:formula="of:=1+1" office:value-type="float" office:value="2" calcext:value-type="float">
            <text:p>2</text:p>
          </table:table-cell>
          <table:table-cell table:style-name="ce8"/>
          <table:table-cell table:style-name="ce8" table:formula="of:=1" office:value-type="float" office:value="1" calcext:value-type="float">
            <text:p>1</text:p>
          </table:table-cell>
          <table:table-cell table:style-name="ce8" table:formula="of:=1+1+1+1" office:value-type="float" office:value="4" calcext:value-type="float">
            <text:p>4</text:p>
          </table:table-cell>
          <table:table-cell table:style-name="ce8" table:number-columns-repeated="2"/>
        </table:table-row>
        <table:table-row table:style-name="ro7">
          <table:table-cell table:style-name="ce2" office:value-type="string" calcext:value-type="string">
            <text:p>Virtual goods</text:p>
          </table:table-cell>
          <table:table-cell table:style-name="ce5" office:value-type="float" office:value="5" calcext:value-type="float">
            <text:p>5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7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 table:number-columns-repeated="2"/>
          <table:table-cell table:style-name="ce7" table:formula="of:=1" office:value-type="float" office:value="1" calcext:value-type="float">
            <text:p>1</text:p>
          </table:table-cell>
          <table:table-cell table:style-name="ce8"/>
          <table:table-cell table:style-name="ce8" table:formula="of:=1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Duel</text:p>
          </table:table-cell>
          <table:table-cell table:style-name="ce5" office:value-type="float" office:value="6" calcext:value-type="float">
            <text:p>6</text:p>
          </table:table-cell>
          <table:table-cell table:style-name="ce7"/>
          <table:table-cell table:style-name="ce7" table:formula="of:=1+1+1+1+1+1+1" office:value-type="float" office:value="7" calcext:value-type="float">
            <text:p>7</text:p>
          </table:table-cell>
          <table:table-cell table:style-name="ce7" table:formula="of:=1+1+1+1+1" office:value-type="float" office:value="5" calcext:value-type="float">
            <text:p>5</text:p>
          </table:table-cell>
          <table:table-cell table:style-name="ce7"/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+1+1" office:value-type="float" office:value="5" calcext:value-type="float">
            <text:p>5</text:p>
          </table:table-cell>
          <table:table-cell table:style-name="ce7" table:number-columns-repeated="2"/>
          <table:table-cell table:style-name="ce8" table:formula="of:=1" office:value-type="float" office:value="1" calcext:value-type="float">
            <text:p>1</text:p>
          </table:table-cell>
          <table:table-cell table:style-name="ce8"/>
          <table:table-cell table:style-name="ce7" table:formula="of:=1+1+1+1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/>
        </table:table-row>
        <table:table-row table:style-name="ro2">
          <table:table-cell table:style-name="ce3" office:value-type="string" calcext:value-type="string">
            <text:p>Achievement</text:p>
          </table:table-cell>
          <table:table-cell table:style-name="ce5" office:value-type="float" office:value="7" calcext:value-type="float">
            <text:p>7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" office:value-type="float" office:value="3" calcext:value-type="float">
            <text:p>3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/>
          <table:table-cell table:style-name="ce7" table:formula="of:=1+1" office:value-type="float" office:value="2" calcext:value-type="float">
            <text:p>2</text:p>
          </table:table-cell>
          <table:table-cell table:style-name="ce7"/>
          <table:table-cell table:style-name="ce7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7"/>
          <table:table-cell table:style-name="ce7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/>
        </table:table-row>
        <table:table-row table:style-name="ro2">
          <table:table-cell table:style-name="ce3" office:value-type="string" calcext:value-type="string">
            <text:p>Quest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 table:formula="of:=1+1+1+1" office:value-type="float" office:value="4" calcext:value-type="float">
            <text:p>4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7"/>
          <table:table-cell table:style-name="ce7" table:formula="of:=1+1+1" office:value-type="float" office:value="3" calcext:value-type="float">
            <text:p>3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7"/>
          <table:table-cell table:style-name="ce7" table:formula="of:=1+1" office:value-type="float" office:value="2" calcext:value-type="float">
            <text:p>2</text:p>
          </table:table-cell>
          <table:table-cell table:style-name="ce8" table:number-columns-repeated="2"/>
        </table:table-row>
        <table:table-row table:style-name="ro2">
          <table:table-cell table:style-name="ce2" office:value-type="string" calcext:value-type="string">
            <text:p>Level</text:p>
          </table:table-cell>
          <table:table-cell table:style-name="ce5" office:value-type="float" office:value="9" calcext:value-type="float">
            <text:p>9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8" table:formula="of:=1+1+1+1+1+1+1+1+1" office:value-type="float" office:value="9" calcext:value-type="float">
            <text:p>9</text:p>
          </table:table-cell>
          <table:table-cell table:style-name="ce7" table:formula="of:=1+1+1+1+1+1" office:value-type="float" office:value="6" calcext:value-type="float">
            <text:p>6</text:p>
          </table:table-cell>
          <table:table-cell table:style-name="ce8" table:formula="of:=1+1" office:value-type="float" office:value="2" calcext:value-type="float">
            <text:p>2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+1+1+1+1+1+1" office:value-type="float" office:value="9" calcext:value-type="float">
            <text:p>9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" office:value-type="float" office:value="3" calcext:value-type="float">
            <text:p>3</text:p>
          </table:table-cell>
          <table:table-cell table:style-name="ce8"/>
          <table:table-cell table:style-name="ce7"/>
          <table:table-cell table:style-name="ce7" table:formula="of:=1+1+1+1+1" office:value-type="float" office:value="5" calcext:value-type="float">
            <text:p>5</text:p>
          </table:table-cell>
          <table:table-cell table:style-name="ce8"/>
          <table:table-cell table:style-name="ce8" table:formula="of:=1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Social Graph</text:p>
          </table:table-cell>
          <table:table-cell table:style-name="ce5" office:value-type="float" office:value="10" calcext:value-type="float">
            <text:p>10</text:p>
          </table:table-cell>
          <table:table-cell table:style-name="ce7"/>
          <table:table-cell table:style-name="ce8" table:formula="of:=1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7"/>
          <table:table-cell table:style-name="ce7" table:formula="of:=1" office:value-type="float" office:value="1" calcext:value-type="float">
            <text:p>1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 table:style-name="ce3" office:value-type="string" calcext:value-type="string">
            <text:p>Turns</text:p>
          </table:table-cell>
          <table:table-cell table:style-name="ce5" office:value-type="float" office:value="11" calcext:value-type="float">
            <text:p>11</text:p>
          </table:table-cell>
          <table:table-cell table:style-name="ce8"/>
          <table:table-cell table:style-name="ce7" table:formula="of:=1+1+1+1" office:value-type="float" office:value="4" calcext:value-type="float">
            <text:p>4</text:p>
          </table:table-cell>
          <table:table-cell table:style-name="ce8" table:formula="of:=1+1+1+1" office:value-type="float" office:value="4" calcext:value-type="float">
            <text:p>4</text:p>
          </table:table-cell>
          <table:table-cell table:style-name="ce8"/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+1" office:value-type="float" office:value="4" calcext:value-type="float">
            <text:p>4</text:p>
          </table:table-cell>
          <table:table-cell table:style-name="ce7" table:number-columns-repeated="2"/>
          <table:table-cell table:style-name="ce8" table:number-columns-repeated="2"/>
          <table:table-cell table:style-name="ce8" table:formula="of:=1+1" office:value-type="float" office:value="2" calcext:value-type="float">
            <text:p>2</text:p>
          </table:table-cell>
          <table:table-cell table:style-name="ce8" table:number-columns-repeated="2"/>
        </table:table-row>
        <table:table-row table:style-name="ro2">
          <table:table-cell table:style-name="ce2" office:value-type="string" calcext:value-type="string">
            <text:p>Leader Board</text:p>
          </table:table-cell>
          <table:table-cell table:style-name="ce5" office:value-type="float" office:value="12" calcext:value-type="float">
            <text:p>12</text:p>
          </table:table-cell>
          <table:table-cell table:style-name="ce7"/>
          <table:table-cell table:style-name="ce8" table:formula="of:=1+1+1+1+1+1+1+1" office:value-type="float" office:value="8" calcext:value-type="float">
            <text:p>8</text:p>
          </table:table-cell>
          <table:table-cell table:style-name="ce7" table:formula="of:=1+1+1+1" office:value-type="float" office:value="4" calcext:value-type="float">
            <text:p>4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7"/>
          <table:table-cell table:style-name="ce7" table:formula="of:=1+1+1+1+1+1+1" office:value-type="float" office:value="7" calcext:value-type="float">
            <text:p>7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" office:value-type="float" office:value="2" calcext:value-type="float">
            <text:p>2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table:formula="of:=1+1+1+1+1+1+1" office:value-type="float" office:value="7" calcext:value-type="float">
            <text:p>7</text:p>
          </table:table-cell>
          <table:table-cell table:style-name="ce8" table:formula="of:=1" office:value-type="float" office:value="1" calcext:value-type="float">
            <text:p>1</text:p>
          </table:table-cell>
          <table:table-cell table:style-name="ce8" table:formula="of:=1" office:value-type="float" office:value="1" calcext:value-type="float">
            <text:p>1</text:p>
          </table:table-cell>
        </table:table-row>
        <table:table-row table:style-name="ro2" table:number-rows-repeated="3">
          <table:table-cell table:number-columns-repeated="15"/>
        </table:table-row>
        <table:table-row table:style-name="ro5">
          <table:table-cell office:value-type="string" calcext:value-type="string">
            <text:p>P1</text:p>
          </table:table-cell>
          <table:table-cell table:number-columns-repeated="7"/>
          <table:table-cell table:style-name="ce10" office:value-type="string" calcext:value-type="string">
            <text:p>Page size: 29.7 x 20.5 c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4</text:p>
          </table:table-cell>
          <table:table-cell table:number-columns-repeated="3"/>
          <table:table-cell table:formula="of:=[.O1]" office:value-type="string" office:string-value="Develop creativity" calcext:value-type="string">
            <text:p>Develop creativity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5</text:p>
          </table:table-cell>
          <table:table-cell table:number-columns-repeated="3"/>
          <table:table-cell table:formula="of:=[.N1]" office:value-type="string" office:string-value="Improve training" calcext:value-type="string">
            <text:p>Improve training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6</text:p>
          </table:table-cell>
          <table:table-cell table:number-columns-repeated="2"/>
          <table:table-cell table:style-name="ce9"/>
          <table:table-cell table:formula="of:=[.M1]" office:value-type="string" office:string-value="Increase motivation" calcext:value-type="string">
            <text:p>Increase motiva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7</text:p>
          </table:table-cell>
          <table:table-cell table:number-columns-repeated="3"/>
          <table:table-cell table:formula="of:=[.L1]" office:value-type="string" office:string-value="Increase persuasion" calcext:value-type="string">
            <text:p>Increase persuas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8</text:p>
          </table:table-cell>
          <table:table-cell table:number-columns-repeated="3"/>
          <table:table-cell table:formula="of:=[.K1]" office:value-type="string" office:string-value="Enhance monitoring" calcext:value-type="string">
            <text:p>Enhance monitoring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9</text:p>
          </table:table-cell>
          <table:table-cell table:number-columns-repeated="3"/>
          <table:table-cell table:formula="of:=[.J1]" office:value-type="string" office:string-value="Stimulate collaboration" calcext:value-type="string">
            <text:p>Stimulate collabora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10</text:p>
          </table:table-cell>
          <table:table-cell table:number-columns-repeated="3"/>
          <table:table-cell table:formula="of:=[.I1]" office:value-type="string" office:string-value="Ease the fixing process" calcext:value-type="string">
            <text:p>Ease the fixing proces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11</text:p>
          </table:table-cell>
          <table:table-cell table:number-columns-repeated="3"/>
          <table:table-cell table:formula="of:=[.H1]" office:value-type="string" office:string-value="Improve skills" calcext:value-type="string">
            <text:p>Improve skill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12</text:p>
          </table:table-cell>
          <table:table-cell table:number-columns-repeated="3"/>
          <table:table-cell table:formula="of:=[.G1]" office:value-type="string" office:string-value="Boost adoption" calcext:value-type="string">
            <text:p>Boost adop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13</text:p>
          </table:table-cell>
          <table:table-cell table:number-columns-repeated="3"/>
          <table:table-cell table:formula="of:=[.F1]" office:value-type="string" office:string-value="Encourage testing habits" calcext:value-type="string">
            <text:p>Encourage testing habit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14</text:p>
          </table:table-cell>
          <table:table-cell table:number-columns-repeated="3"/>
          <table:table-cell table:formula="of:=[.E1]" office:value-type="string" office:string-value="Increase enjoyment" calcext:value-type="string">
            <text:p>Increase enjoymen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15</text:p>
          </table:table-cell>
          <table:table-cell table:number-columns-repeated="3"/>
          <table:table-cell table:formula="of:=[.D1]" office:value-type="string" office:string-value="Increase engagement" calcext:value-type="string">
            <text:p>Increase engagement</text:p>
          </table:table-cell>
          <table:table-cell table:number-columns-repeated="10"/>
        </table:table-row>
        <table:table-row table:style-name="ro2">
          <table:table-cell table:number-columns-repeated="4"/>
          <table:table-cell table:formula="of:=[.C1]" office:value-type="string" office:string-value="Increase awareness" calcext:value-type="string">
            <text:p>Increase awareness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0.5cm" style:num-format="1" style:print-orientation="landscape" fo:margin-top="0cm" fo:margin-bottom="0cm" fo:margin-left="0cm" fo:margin-right="0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/00/0000</text:date>, <text:time style:data-style-name="N2" text:time-value="12:47:33.584527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o Ferrari</meta:initial-creator>
    <meta:creation-date>2018-06-19T14:41:27.386107098</meta:creation-date>
    <dc:date>2018-06-21T12:52:55.730168377</dc:date>
    <dc:creator>Fabiano Ferrari</dc:creator>
    <meta:editing-duration>PT4H46M28S</meta:editing-duration>
    <meta:editing-cycles>47</meta:editing-cycles>
    <meta:generator>LibreOffice/4.2.8.2$Linux_x86 LibreOffice_project/420m0$Build-2</meta:generator>
    <meta:document-statistic meta:table-count="3" meta:cell-count="95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false" chart:logarithmic="false" chart:maximum="12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false" chart:logarithmic="false" chart:maximum="1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004586" draw:fill-gradient-name="Sun-Set" draw:opacity="50%" draw:opacity-name=""/>
      <style:text-properties fo:font-size="16pt" fo:font-weight="bold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ff420e" draw:fill-gradient-name="Sun-Set" draw:opacity="50%" draw:opacity-name=""/>
      <style:text-properties fo:font-size="16pt" fo:font-weight="bold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579d1c" draw:fill-gradient-name="Sun-Set" draw:opacity="50%" draw:opacity-name=""/>
      <style:text-properties fo:font-size="16pt" fo:font-weight="bold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7e0021" draw:fill-gradient-name="Sun-Set" draw:opacity="50%" draw:opacity-name=""/>
      <style:text-properties fo:font-size="16pt" fo:font-weight="bold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83caff" draw:fill-gradient-name="Sun-Set" draw:opacity="50%" draw:opacity-name=""/>
      <style:text-properties fo:font-size="16pt" fo:font-weight="bold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314004" draw:fill-gradient-name="Sun-Set" draw:opacity="50%" draw:opacity-name=""/>
      <style:text-properties fo:font-size="16pt" fo:font-weight="bold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aecf00" draw:fill-gradient-name="Sun-Set" draw:opacity="50%" draw:opacity-name=""/>
      <style:text-properties fo:font-size="16pt" fo:font-weight="bold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4b1f6f" draw:fill-gradient-name="Sun-Set" draw:opacity="50%" draw:opacity-name=""/>
      <style:text-properties fo:font-size="16pt" fo:font-weight="bold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ff950e" draw:fill-gradient-name="Sun-Set" draw:opacity="50%" draw:opacity-name=""/>
      <style:text-properties fo:font-size="16pt" fo:font-weight="bold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c5000b" draw:fill-gradient-name="Sun-Set" draw:opacity="50%" draw:opacity-name=""/>
      <style:text-properties fo:font-size="16pt" fo:font-weight="bold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0084d1" draw:fill-gradient-name="Sun-Set" draw:opacity="50%" draw:opacity-name=""/>
      <style:text-properties fo:font-size="16pt" fo:font-weight="bold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6.331cm" svg:height="29.629cm" xlink:href=".." xlink:type="simple" chart:class="chart:bubble" chart:style-name="ch1">
        <chart:plot-area chart:style-name="ch2" table:cell-range-address="Sheet1.A14:Sheet1.A24 Sheet1.C1:Sheet1.O24" chart:data-source-has-labels="both" svg:x="0.935cm" svg:y="0.42cm" svg:width="34.757cm" svg:height="28.472cm">
          <chartooo:coordinate-region svg:x="0.935cm" svg:y="0.42cm" svg:width="34.757cm" svg:height="28.472cm"/>
          <chart:axis chart:dimension="x" chart:name="primary-x" chart:style-name="ch3" chartooo:axis-type="auto">
            <chart:categories table:cell-range-address="Sheet1.A14:Sheet1.A24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C14:Sheet1.C24" chart:label-cell-address="Sheet1.C1:Sheet1.C1" chart:class="chart:bubble">
            <chart:domain table:cell-range-address="Sheet1.C2:Sheet1.C13"/>
            <chart:domain table:cell-range-address="Sheet1.A14:Sheet1.A24"/>
            <chart:data-point chart:repeated="12"/>
          </chart:series>
          <chart:series chart:style-name="ch7" chart:values-cell-range-address="Sheet1.D14:Sheet1.D24" chart:label-cell-address="Sheet1.D1:Sheet1.D1" chart:class="chart:bubble">
            <chart:domain table:cell-range-address="Sheet1.D2:Sheet1.D13"/>
            <chart:data-point chart:repeated="12"/>
          </chart:series>
          <chart:series chart:style-name="ch8" chart:values-cell-range-address="Sheet1.E14:Sheet1.E24" chart:label-cell-address="Sheet1.E1:Sheet1.E1" chart:class="chart:bubble">
            <chart:domain table:cell-range-address="Sheet1.E2:Sheet1.E13"/>
            <chart:data-point chart:repeated="12"/>
          </chart:series>
          <chart:series chart:style-name="ch9" chart:values-cell-range-address="Sheet1.F14:Sheet1.F24" chart:label-cell-address="Sheet1.F1:Sheet1.F1" chart:class="chart:bubble">
            <chart:domain table:cell-range-address="Sheet1.F2:Sheet1.F13"/>
            <chart:data-point chart:repeated="12"/>
          </chart:series>
          <chart:series chart:style-name="ch10" chart:values-cell-range-address="Sheet1.G14:Sheet1.G24" chart:label-cell-address="Sheet1.G1:Sheet1.G1" chart:class="chart:bubble">
            <chart:domain table:cell-range-address="Sheet1.G2:Sheet1.G13"/>
            <chart:data-point chart:repeated="12"/>
          </chart:series>
          <chart:series chart:style-name="ch11" chart:values-cell-range-address="Sheet1.H14:Sheet1.H24" chart:label-cell-address="Sheet1.H1:Sheet1.H1" chart:class="chart:bubble">
            <chart:domain table:cell-range-address="Sheet1.H2:Sheet1.H13"/>
            <chart:data-point chart:repeated="12"/>
          </chart:series>
          <chart:series chart:style-name="ch12" chart:values-cell-range-address="Sheet1.I14:Sheet1.I24" chart:label-cell-address="Sheet1.I1:Sheet1.I1" chart:class="chart:bubble">
            <chart:domain table:cell-range-address="Sheet1.I2:Sheet1.I13"/>
            <chart:data-point chart:repeated="12"/>
          </chart:series>
          <chart:series chart:style-name="ch13" chart:values-cell-range-address="Sheet1.J14:Sheet1.J24" chart:label-cell-address="Sheet1.J1:Sheet1.J1" chart:class="chart:bubble">
            <chart:domain table:cell-range-address="Sheet1.J2:Sheet1.J13"/>
            <chart:data-point chart:repeated="12"/>
          </chart:series>
          <chart:series chart:style-name="ch14" chart:values-cell-range-address="Sheet1.K14:Sheet1.K24" chart:label-cell-address="Sheet1.K1:Sheet1.K1" chart:class="chart:bubble">
            <chart:domain table:cell-range-address="Sheet1.K2:Sheet1.K13"/>
            <chart:data-point chart:repeated="12"/>
          </chart:series>
          <chart:series chart:style-name="ch15" chart:values-cell-range-address="Sheet1.L14:Sheet1.L24" chart:label-cell-address="Sheet1.L1:Sheet1.L1" chart:class="chart:bubble">
            <chart:domain table:cell-range-address="Sheet1.L2:Sheet1.L13"/>
            <chart:data-point chart:repeated="12"/>
          </chart:series>
          <chart:series chart:style-name="ch16" chart:values-cell-range-address="Sheet1.M14:Sheet1.M24" chart:label-cell-address="Sheet1.M1:Sheet1.M1" chart:class="chart:bubble">
            <chart:domain table:cell-range-address="Sheet1.M2:Sheet1.M13"/>
            <chart:data-point chart:repeated="12"/>
          </chart:series>
          <chart:series chart:style-name="ch6" chart:values-cell-range-address="Sheet1.N14:Sheet1.N24" chart:label-cell-address="Sheet1.N1:Sheet1.N1" chart:class="chart:bubble">
            <chart:domain table:cell-range-address="Sheet1.N2:Sheet1.N13"/>
            <chart:data-point chart:repeated="12"/>
          </chart:series>
          <chart:series chart:style-name="ch6" chart:values-cell-range-address="Sheet1.O14:Sheet1.O24" chart:label-cell-address="Sheet1.O1:Sheet1.O1" chart:class="chart:bubble">
            <chart:domain table:cell-range-address="Sheet1.O2:Sheet1.O13"/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Increase awareness</text:p>
                <draw:g>
                  <svg:desc>Sheet1.C1:Sheet1.C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Increase engagement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Increase enjoyment</text:p>
                <draw:g>
                  <svg:desc>Sheet1.E1:Sheet1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ncourage testing habits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Boost adoption</text:p>
                <draw:g>
                  <svg:desc>Sheet1.G1:Sheet1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Improve skills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Ease the fixing process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imulate collaboration</text:p>
                <draw:g>
                  <svg:desc>Sheet1.J1:Sheet1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Enhance monitoring</text:p>
                <draw:g>
                  <svg:desc>Sheet1.K1:Sheet1.K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Increase persuasion</text:p>
                <draw:g>
                  <svg:desc>Sheet1.L1:Sheet1.L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Increase motivation</text:p>
                <draw:g>
                  <svg:desc>Sheet1.M1:Sheet1.M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Improve training</text:p>
                <draw:g>
                  <svg:desc>Sheet1.N1:Sheet1.N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Develop creativity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ints</text:p>
                <draw:g>
                  <svg:desc>Sheet1.A14:Sheet1.A24</svg:desc>
                </draw:g>
              </table:table-cell>
              <table:table-cell office:value-type="float" office:value="1">
                <text:p>1</text:p>
                <draw:g>
                  <svg:desc>Sheet1.A14:Sheet1.A24</svg:desc>
                </draw:g>
              </table:table-cell>
              <table:table-cell office:value-type="float" office:value="1">
                <text:p>1</text:p>
                <draw:g>
                  <svg:desc>Sheet1.C2:Sheet1.C13</svg:desc>
                </draw:g>
              </table:table-cell>
              <table:table-cell office:value-type="float" office:value="1">
                <text:p>1</text:p>
                <draw:g>
                  <svg:desc>Sheet1.C14:Sheet1.C24</svg:desc>
                </draw:g>
              </table:table-cell>
              <table:table-cell office:value-type="float" office:value="2">
                <text:p>2</text:p>
                <draw:g>
                  <svg:desc>Sheet1.D2:Sheet1.D13</svg:desc>
                </draw:g>
              </table:table-cell>
              <table:table-cell office:value-type="float" office:value="12">
                <text:p>12</text:p>
                <draw:g>
                  <svg:desc>Sheet1.D14:Sheet1.D24</svg:desc>
                </draw:g>
              </table:table-cell>
              <table:table-cell office:value-type="float" office:value="3">
                <text:p>3</text:p>
                <draw:g>
                  <svg:desc>Sheet1.E2:Sheet1.E13</svg:desc>
                </draw:g>
              </table:table-cell>
              <table:table-cell office:value-type="float" office:value="8">
                <text:p>8</text:p>
                <draw:g>
                  <svg:desc>Sheet1.E14:Sheet1.E24</svg:desc>
                </draw:g>
              </table:table-cell>
              <table:table-cell office:value-type="float" office:value="4">
                <text:p>4</text:p>
                <draw:g>
                  <svg:desc>Sheet1.F2:Sheet1.F13</svg:desc>
                </draw:g>
              </table:table-cell>
              <table:table-cell office:value-type="float" office:value="2">
                <text:p>2</text:p>
                <draw:g>
                  <svg:desc>Sheet1.F14:Sheet1.F24</svg:desc>
                </draw:g>
              </table:table-cell>
              <table:table-cell office:value-type="float" office:value="5">
                <text:p>5</text:p>
                <draw:g>
                  <svg:desc>Sheet1.G2:Sheet1.G13</svg:desc>
                </draw:g>
              </table:table-cell>
              <table:table-cell office:value-type="float" office:value="1">
                <text:p>1</text:p>
                <draw:g>
                  <svg:desc>Sheet1.G14:Sheet1.G24</svg:desc>
                </draw:g>
              </table:table-cell>
              <table:table-cell office:value-type="float" office:value="6">
                <text:p>6</text:p>
                <draw:g>
                  <svg:desc>Sheet1.H2:Sheet1.H13</svg:desc>
                </draw:g>
              </table:table-cell>
              <table:table-cell office:value-type="float" office:value="10">
                <text:p>10</text:p>
                <draw:g>
                  <svg:desc>Sheet1.H14:Sheet1.H24</svg:desc>
                </draw:g>
              </table:table-cell>
              <table:table-cell office:value-type="float" office:value="7">
                <text:p>7</text:p>
                <draw:g>
                  <svg:desc>Sheet1.I2:Sheet1.I13</svg:desc>
                </draw:g>
              </table:table-cell>
              <table:table-cell office:value-type="float" office:value="1">
                <text:p>1</text:p>
                <draw:g>
                  <svg:desc>Sheet1.I14:Sheet1.I24</svg:desc>
                </draw:g>
              </table:table-cell>
              <table:table-cell office:value-type="float" office:value="8">
                <text:p>8</text:p>
                <draw:g>
                  <svg:desc>Sheet1.J2:Sheet1.J13</svg:desc>
                </draw:g>
              </table:table-cell>
              <table:table-cell office:value-type="float" office:value="3">
                <text:p>3</text:p>
                <draw:g>
                  <svg:desc>Sheet1.J14:Sheet1.J24</svg:desc>
                </draw:g>
              </table:table-cell>
              <table:table-cell office:value-type="float" office:value="9">
                <text:p>9</text:p>
                <draw:g>
                  <svg:desc>Sheet1.K2:Sheet1.K13</svg:desc>
                </draw:g>
              </table:table-cell>
              <table:table-cell office:value-type="float" office:value="NaN">
                <text:p>NaN</text:p>
                <draw:g>
                  <svg:desc>Sheet1.K14:Sheet1.K24</svg:desc>
                </draw:g>
              </table:table-cell>
              <table:table-cell office:value-type="float" office:value="10">
                <text:p>10</text:p>
                <draw:g>
                  <svg:desc>Sheet1.L2:Sheet1.L13</svg:desc>
                </draw:g>
              </table:table-cell>
              <table:table-cell office:value-type="float" office:value="1">
                <text:p>1</text:p>
                <draw:g>
                  <svg:desc>Sheet1.L14:Sheet1.L24</svg:desc>
                </draw:g>
              </table:table-cell>
              <table:table-cell office:value-type="float" office:value="11">
                <text:p>11</text:p>
                <draw:g>
                  <svg:desc>Sheet1.M2:Sheet1.M13</svg:desc>
                </draw:g>
              </table:table-cell>
              <table:table-cell office:value-type="float" office:value="8">
                <text:p>8</text:p>
                <draw:g>
                  <svg:desc>Sheet1.M14:Sheet1.M24</svg:desc>
                </draw:g>
              </table:table-cell>
              <table:table-cell office:value-type="float" office:value="12">
                <text:p>12</text:p>
                <draw:g>
                  <svg:desc>Sheet1.N2:Sheet1.N13</svg:desc>
                </draw:g>
              </table:table-cell>
              <table:table-cell office:value-type="float" office:value="NaN">
                <text:p>NaN</text:p>
                <draw:g>
                  <svg:desc>Sheet1.N14:Sheet1.N24</svg:desc>
                </draw:g>
              </table:table-cell>
              <table:table-cell office:value-type="float" office:value="13">
                <text:p>13</text:p>
                <draw:g>
                  <svg:desc>Sheet1.O2:Sheet1.O13</svg:desc>
                </draw:g>
              </table:table-cell>
              <table:table-cell office:value-type="float" office:value="1">
                <text:p>1</text:p>
                <draw:g>
                  <svg:desc>Sheet1.O14:Sheet1.O24</svg:desc>
                </draw:g>
              </table:table-cell>
            </table:table-row>
            <table:table-row>
              <table:table-cell office:value-type="string">
                <text:p>Avatar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dge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am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rtual goods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uel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hievement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est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vel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cial Graph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ader Board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Sun-Set" draw:style="linear" draw:start-color="#333366" draw:end-color="#9999cc" draw:start-intensity="100%" draw:end-intensity="100%" draw:angle="225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false" chart:logarithmic="false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false" chart:logarithmic="false" chart:maximum="15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004586" draw:fill-gradient-name="Sun-Set" draw:opacity="50%" draw:opacity-name=""/>
      <style:text-properties fo:font-size="16pt" fo:font-weight="bold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ff420e" draw:fill-gradient-name="Sun-Set" draw:opacity="50%" draw:opacity-name=""/>
      <style:text-properties fo:font-size="16pt" fo:font-weight="bold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ffd320" draw:fill-gradient-name="Sun-Set" draw:opacity="50%" draw:opacity-name=""/>
      <style:text-properties fo:font-size="16pt" fo:font-weight="bold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579d1c" draw:fill-gradient-name="Sun-Set" draw:opacity="50%" draw:opacity-name=""/>
      <style:text-properties fo:font-size="16pt" fo:font-weight="bold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7e0021" draw:fill-gradient-name="Sun-Set" draw:opacity="50%" draw:opacity-name=""/>
      <style:text-properties fo:font-size="16pt" fo:font-weight="bold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83caff" draw:fill-gradient-name="Sun-Set" draw:opacity="50%" draw:opacity-name=""/>
      <style:text-properties fo:font-size="16pt" fo:font-weight="bold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314004" draw:fill-gradient-name="Sun-Set" draw:opacity="50%" draw:opacity-name=""/>
      <style:text-properties fo:font-size="16pt" fo:font-weight="bold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aecf00" draw:fill-gradient-name="Sun-Set" draw:opacity="50%" draw:opacity-name=""/>
      <style:text-properties fo:font-size="16pt" fo:font-weight="bold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4b1f6f" draw:fill-gradient-name="Sun-Set" draw:opacity="50%" draw:opacity-name=""/>
      <style:text-properties fo:font-size="16pt" fo:font-weight="bold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ff950e" draw:fill-gradient-name="Sun-Set" draw:opacity="50%" draw:opacity-name=""/>
      <style:text-properties fo:font-size="16pt" fo:font-weight="bold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c5000b" draw:fill-gradient-name="Sun-Set" draw:opacity="50%" draw:opacity-name=""/>
      <style:text-properties fo:font-size="16pt" fo:font-weight="bold" style:font-size-asian="10pt" style:font-size-complex="10pt"/>
    </style:style>
    <style:style style:name="ch17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0084d1" draw:fill-gradient-name="Sun-Set" draw:opacity="50%" draw:opacity-name=""/>
      <style:text-properties fo:font-size="16pt" fo:font-weight="bold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6.331cm" svg:height="29.629cm" xlink:href=".." xlink:type="simple" chart:class="chart:bubble" chart:style-name="ch1">
        <chart:plot-area chart:style-name="ch2" table:cell-range-address="Sheet1.A14:Sheet1.A24 Sheet1.C1:Sheet1.O24" chart:data-source-has-labels="both" svg:x="0.935cm" svg:y="0.42cm" svg:width="34.757cm" svg:height="28.472cm">
          <chartooo:coordinate-region svg:x="0.935cm" svg:y="0.42cm" svg:width="34.757cm" svg:height="28.472cm"/>
          <chart:axis chart:dimension="x" chart:name="primary-x" chart:style-name="ch3" chartooo:axis-type="auto">
            <chart:categories table:cell-range-address="Sheet1.A14:Sheet1.A24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C14:Sheet1.C24" chart:label-cell-address="Sheet1.C1:Sheet1.C1" chart:class="chart:bubble">
            <chart:domain table:cell-range-address="Sheet1.C2:Sheet1.C13"/>
            <chart:domain table:cell-range-address="Sheet1.A14:Sheet1.A24"/>
            <chart:data-point chart:repeated="12"/>
          </chart:series>
          <chart:series chart:style-name="ch7" chart:values-cell-range-address="Sheet1.D14:Sheet1.D24" chart:label-cell-address="Sheet1.D1:Sheet1.D1" chart:class="chart:bubble">
            <chart:domain table:cell-range-address="Sheet1.D2:Sheet1.D13"/>
            <chart:data-point chart:repeated="12"/>
          </chart:series>
          <chart:series chart:style-name="ch8" chart:values-cell-range-address="Sheet1.E14:Sheet1.E24" chart:label-cell-address="Sheet1.E1:Sheet1.E1" chart:class="chart:bubble">
            <chart:domain table:cell-range-address="Sheet1.E2:Sheet1.E13"/>
            <chart:data-point chart:repeated="12"/>
          </chart:series>
          <chart:series chart:style-name="ch9" chart:values-cell-range-address="Sheet1.E14:Sheet1.E24" chart:label-cell-address="Sheet1.E1:Sheet1.E1" chart:class="chart:bubble">
            <chart:domain table:cell-range-address="Sheet1.E2:Sheet1.E13"/>
            <chart:data-point chart:repeated="12"/>
          </chart:series>
          <chart:series chart:style-name="ch10" chart:values-cell-range-address="Sheet1.F14:Sheet1.F24" chart:label-cell-address="Sheet1.F1:Sheet1.F1" chart:class="chart:bubble">
            <chart:domain table:cell-range-address="Sheet1.F2:Sheet1.F13"/>
            <chart:data-point chart:repeated="12"/>
          </chart:series>
          <chart:series chart:style-name="ch11" chart:values-cell-range-address="Sheet1.G14:Sheet1.G24" chart:label-cell-address="Sheet1.G1:Sheet1.G1" chart:class="chart:bubble">
            <chart:domain table:cell-range-address="Sheet1.G2:Sheet1.G13"/>
            <chart:data-point chart:repeated="12"/>
          </chart:series>
          <chart:series chart:style-name="ch12" chart:values-cell-range-address="Sheet1.H14:Sheet1.H24" chart:label-cell-address="Sheet1.H1:Sheet1.H1" chart:class="chart:bubble">
            <chart:domain table:cell-range-address="Sheet1.H2:Sheet1.H13"/>
            <chart:data-point chart:repeated="12"/>
          </chart:series>
          <chart:series chart:style-name="ch13" chart:values-cell-range-address="Sheet1.I14:Sheet1.I24" chart:label-cell-address="Sheet1.I1:Sheet1.I1" chart:class="chart:bubble">
            <chart:domain table:cell-range-address="Sheet1.I2:Sheet1.I13"/>
            <chart:data-point chart:repeated="12"/>
          </chart:series>
          <chart:series chart:style-name="ch14" chart:values-cell-range-address="Sheet1.J14:Sheet1.J24" chart:label-cell-address="Sheet1.J1:Sheet1.J1" chart:class="chart:bubble">
            <chart:domain table:cell-range-address="Sheet1.J2:Sheet1.J13"/>
            <chart:data-point chart:repeated="12"/>
          </chart:series>
          <chart:series chart:style-name="ch15" chart:values-cell-range-address="Sheet1.K14:Sheet1.K24" chart:label-cell-address="Sheet1.K1:Sheet1.K1" chart:class="chart:bubble">
            <chart:domain table:cell-range-address="Sheet1.K2:Sheet1.K13"/>
            <chart:data-point chart:repeated="12"/>
          </chart:series>
          <chart:series chart:style-name="ch16" chart:values-cell-range-address="Sheet1.L14:Sheet1.L24" chart:label-cell-address="Sheet1.L1:Sheet1.L1" chart:class="chart:bubble">
            <chart:domain table:cell-range-address="Sheet1.L2:Sheet1.L13"/>
            <chart:data-point chart:repeated="12"/>
          </chart:series>
          <chart:series chart:style-name="ch17" chart:values-cell-range-address="Sheet1.M14:Sheet1.M24" chart:label-cell-address="Sheet1.M1:Sheet1.M1" chart:class="chart:bubble">
            <chart:domain table:cell-range-address="Sheet1.M2:Sheet1.M13"/>
            <chart:data-point chart:repeated="12"/>
          </chart:series>
          <chart:series chart:style-name="ch6" chart:values-cell-range-address="Sheet1.N14:Sheet1.N24" chart:label-cell-address="Sheet1.N1:Sheet1.N1" chart:class="chart:bubble">
            <chart:domain table:cell-range-address="Sheet1.N2:Sheet1.N13"/>
            <chart:data-point chart:repeated="12"/>
          </chart:series>
          <chart:series chart:style-name="ch7" chart:values-cell-range-address="Sheet1.O14:Sheet1.O24" chart:label-cell-address="Sheet1.O1:Sheet1.O1" chart:class="chart:bubble">
            <chart:domain table:cell-range-address="Sheet1.O2:Sheet1.O13"/>
            <chart:data-point chart:repeated="1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Increase awareness</text:p>
                <draw:g>
                  <svg:desc>Sheet1.C1:Sheet1.C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Increase engagement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Increase enjoyment</text:p>
                <draw:g>
                  <svg:desc>Sheet1.E1:Sheet1.E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Increase enjoyment</text:p>
                <draw:g>
                  <svg:desc>Sheet1.E1:Sheet1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ncourage testing habits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Boost adoption</text:p>
                <draw:g>
                  <svg:desc>Sheet1.G1:Sheet1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Improve skills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Ease the fixing process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imulate collaboration</text:p>
                <draw:g>
                  <svg:desc>Sheet1.J1:Sheet1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Enhance monitoring</text:p>
                <draw:g>
                  <svg:desc>Sheet1.K1:Sheet1.K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Increase persuasion</text:p>
                <draw:g>
                  <svg:desc>Sheet1.L1:Sheet1.L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Increase motivation</text:p>
                <draw:g>
                  <svg:desc>Sheet1.M1:Sheet1.M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Improve training</text:p>
                <draw:g>
                  <svg:desc>Sheet1.N1:Sheet1.N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Develop creativity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ints</text:p>
                <draw:g>
                  <svg:desc>Sheet1.A14:Sheet1.A24</svg:desc>
                </draw:g>
              </table:table-cell>
              <table:table-cell office:value-type="float" office:value="1">
                <text:p>1</text:p>
                <draw:g>
                  <svg:desc>Sheet1.A14:Sheet1.A24</svg:desc>
                </draw:g>
              </table:table-cell>
              <table:table-cell office:value-type="float" office:value="1">
                <text:p>1</text:p>
                <draw:g>
                  <svg:desc>Sheet1.C2:Sheet1.C13</svg:desc>
                </draw:g>
              </table:table-cell>
              <table:table-cell office:value-type="float" office:value="1">
                <text:p>1</text:p>
                <draw:g>
                  <svg:desc>Sheet1.C14:Sheet1.C24</svg:desc>
                </draw:g>
              </table:table-cell>
              <table:table-cell office:value-type="float" office:value="2">
                <text:p>2</text:p>
                <draw:g>
                  <svg:desc>Sheet1.D2:Sheet1.D13</svg:desc>
                </draw:g>
              </table:table-cell>
              <table:table-cell office:value-type="float" office:value="12">
                <text:p>12</text:p>
                <draw:g>
                  <svg:desc>Sheet1.D14:Sheet1.D24</svg:desc>
                </draw:g>
              </table:table-cell>
              <table:table-cell office:value-type="float" office:value="3">
                <text:p>3</text:p>
                <draw:g>
                  <svg:desc>Sheet1.E2:Sheet1.E13</svg:desc>
                </draw:g>
              </table:table-cell>
              <table:table-cell office:value-type="float" office:value="8">
                <text:p>8</text:p>
                <draw:g>
                  <svg:desc>Sheet1.E14:Sheet1.E24</svg:desc>
                </draw:g>
              </table:table-cell>
              <table:table-cell office:value-type="float" office:value="3">
                <text:p>3</text:p>
                <draw:g>
                  <svg:desc>Sheet1.E2:Sheet1.E13</svg:desc>
                </draw:g>
              </table:table-cell>
              <table:table-cell office:value-type="float" office:value="8">
                <text:p>8</text:p>
                <draw:g>
                  <svg:desc>Sheet1.E14:Sheet1.E24</svg:desc>
                </draw:g>
              </table:table-cell>
              <table:table-cell office:value-type="float" office:value="4">
                <text:p>4</text:p>
                <draw:g>
                  <svg:desc>Sheet1.F2:Sheet1.F13</svg:desc>
                </draw:g>
              </table:table-cell>
              <table:table-cell office:value-type="float" office:value="2">
                <text:p>2</text:p>
                <draw:g>
                  <svg:desc>Sheet1.F14:Sheet1.F24</svg:desc>
                </draw:g>
              </table:table-cell>
              <table:table-cell office:value-type="float" office:value="5">
                <text:p>5</text:p>
                <draw:g>
                  <svg:desc>Sheet1.G2:Sheet1.G13</svg:desc>
                </draw:g>
              </table:table-cell>
              <table:table-cell office:value-type="float" office:value="1">
                <text:p>1</text:p>
                <draw:g>
                  <svg:desc>Sheet1.G14:Sheet1.G24</svg:desc>
                </draw:g>
              </table:table-cell>
              <table:table-cell office:value-type="float" office:value="6">
                <text:p>6</text:p>
                <draw:g>
                  <svg:desc>Sheet1.H2:Sheet1.H13</svg:desc>
                </draw:g>
              </table:table-cell>
              <table:table-cell office:value-type="float" office:value="10">
                <text:p>10</text:p>
                <draw:g>
                  <svg:desc>Sheet1.H14:Sheet1.H24</svg:desc>
                </draw:g>
              </table:table-cell>
              <table:table-cell office:value-type="float" office:value="7">
                <text:p>7</text:p>
                <draw:g>
                  <svg:desc>Sheet1.I2:Sheet1.I13</svg:desc>
                </draw:g>
              </table:table-cell>
              <table:table-cell office:value-type="float" office:value="1">
                <text:p>1</text:p>
                <draw:g>
                  <svg:desc>Sheet1.I14:Sheet1.I24</svg:desc>
                </draw:g>
              </table:table-cell>
              <table:table-cell office:value-type="float" office:value="8">
                <text:p>8</text:p>
                <draw:g>
                  <svg:desc>Sheet1.J2:Sheet1.J13</svg:desc>
                </draw:g>
              </table:table-cell>
              <table:table-cell office:value-type="float" office:value="3">
                <text:p>3</text:p>
                <draw:g>
                  <svg:desc>Sheet1.J14:Sheet1.J24</svg:desc>
                </draw:g>
              </table:table-cell>
              <table:table-cell office:value-type="float" office:value="9">
                <text:p>9</text:p>
                <draw:g>
                  <svg:desc>Sheet1.K2:Sheet1.K13</svg:desc>
                </draw:g>
              </table:table-cell>
              <table:table-cell office:value-type="float" office:value="NaN">
                <text:p>NaN</text:p>
                <draw:g>
                  <svg:desc>Sheet1.K14:Sheet1.K24</svg:desc>
                </draw:g>
              </table:table-cell>
              <table:table-cell office:value-type="float" office:value="10">
                <text:p>10</text:p>
                <draw:g>
                  <svg:desc>Sheet1.L2:Sheet1.L13</svg:desc>
                </draw:g>
              </table:table-cell>
              <table:table-cell office:value-type="float" office:value="1">
                <text:p>1</text:p>
                <draw:g>
                  <svg:desc>Sheet1.L14:Sheet1.L24</svg:desc>
                </draw:g>
              </table:table-cell>
              <table:table-cell office:value-type="float" office:value="11">
                <text:p>11</text:p>
                <draw:g>
                  <svg:desc>Sheet1.M2:Sheet1.M13</svg:desc>
                </draw:g>
              </table:table-cell>
              <table:table-cell office:value-type="float" office:value="8">
                <text:p>8</text:p>
                <draw:g>
                  <svg:desc>Sheet1.M14:Sheet1.M24</svg:desc>
                </draw:g>
              </table:table-cell>
              <table:table-cell office:value-type="float" office:value="12">
                <text:p>12</text:p>
                <draw:g>
                  <svg:desc>Sheet1.N2:Sheet1.N13</svg:desc>
                </draw:g>
              </table:table-cell>
              <table:table-cell office:value-type="float" office:value="NaN">
                <text:p>NaN</text:p>
                <draw:g>
                  <svg:desc>Sheet1.N14:Sheet1.N24</svg:desc>
                </draw:g>
              </table:table-cell>
              <table:table-cell office:value-type="float" office:value="13">
                <text:p>13</text:p>
                <draw:g>
                  <svg:desc>Sheet1.O2:Sheet1.O13</svg:desc>
                </draw:g>
              </table:table-cell>
              <table:table-cell office:value-type="float" office:value="1">
                <text:p>1</text:p>
                <draw:g>
                  <svg:desc>Sheet1.O14:Sheet1.O24</svg:desc>
                </draw:g>
              </table:table-cell>
            </table:table-row>
            <table:table-row>
              <table:table-cell office:value-type="string">
                <text:p>Avatar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dge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am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rtual goods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uel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hievement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est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vel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cial Graph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ader Board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Sun-Set" draw:style="linear" draw:start-color="#333366" draw:end-color="#9999cc" draw:start-intensity="100%" draw:end-intensity="100%" draw:angle="225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false" chart:logarithmic="false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false" chart:logarithmic="false" chart:maximum="1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004586" draw:fill-gradient-name="Sun-Set" draw:opacity="50%" draw:opacity-name=""/>
      <style:text-properties fo:font-size="16pt" fo:font-weight="bold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ff420e" draw:fill-gradient-name="Sun-Set" draw:opacity="50%" draw:opacity-name=""/>
      <style:text-properties fo:font-size="16pt" fo:font-weight="bold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579d1c" draw:fill-gradient-name="Sun-Set" draw:opacity="50%" draw:opacity-name=""/>
      <style:text-properties fo:font-size="16pt" fo:font-weight="bold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7e0021" draw:fill-gradient-name="Sun-Set" draw:opacity="50%" draw:opacity-name=""/>
      <style:text-properties fo:font-size="16pt" fo:font-weight="bold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83caff" draw:fill-gradient-name="Sun-Set" draw:opacity="50%" draw:opacity-name=""/>
      <style:text-properties fo:font-size="16pt" fo:font-weight="bold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314004" draw:fill-gradient-name="Sun-Set" draw:opacity="50%" draw:opacity-name=""/>
      <style:text-properties fo:font-size="16pt" fo:font-weight="bold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aecf00" draw:fill-gradient-name="Sun-Set" draw:opacity="50%" draw:opacity-name=""/>
      <style:text-properties fo:font-size="16pt" fo:font-weight="bold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4b1f6f" draw:fill-gradient-name="Sun-Set" draw:opacity="50%" draw:opacity-name=""/>
      <style:text-properties fo:font-size="16pt" fo:font-weight="bold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ff950e" draw:fill-gradient-name="Sun-Set" draw:opacity="50%" draw:opacity-name=""/>
      <style:text-properties fo:font-size="16pt" fo:font-weight="bold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c5000b" draw:fill-gradient-name="Sun-Set" draw:opacity="50%" draw:opacity-name=""/>
      <style:text-properties fo:font-size="16pt" fo:font-weight="bold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="gradient" draw:fill-color="#0084d1" draw:fill-gradient-name="Sun-Set" draw:opacity="50%" draw:opacity-name=""/>
      <style:text-properties fo:font-size="16pt" fo:font-weight="bold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6.331cm" svg:height="29.629cm" xlink:href=".." xlink:type="simple" chart:class="chart:bubble" chart:style-name="ch1">
        <chart:plot-area chart:style-name="ch2" table:cell-range-address="Sheet1.A14:Sheet1.A24 Sheet1.C1:Sheet1.O24" chart:data-source-has-labels="both" svg:x="0.935cm" svg:y="0.42cm" svg:width="34.757cm" svg:height="28.472cm">
          <chartooo:coordinate-region svg:x="0.935cm" svg:y="0.42cm" svg:width="34.757cm" svg:height="28.472cm"/>
          <chart:axis chart:dimension="x" chart:name="primary-x" chart:style-name="ch3" chartooo:axis-type="auto">
            <chart:categories table:cell-range-address="Sheet1.A14:Sheet1.A24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C14:Sheet1.C24" chart:label-cell-address="Sheet1.C1:Sheet1.C1" chart:class="chart:bubble">
            <chart:domain table:cell-range-address="Sheet1.C2:Sheet1.C13"/>
            <chart:domain table:cell-range-address="Sheet1.A14:Sheet1.A24"/>
            <chart:data-point chart:repeated="12"/>
          </chart:series>
          <chart:series chart:style-name="ch7" chart:values-cell-range-address="Sheet1.D14:Sheet1.D24" chart:label-cell-address="Sheet1.D1:Sheet1.D1" chart:class="chart:bubble">
            <chart:domain table:cell-range-address="Sheet1.D2:Sheet1.D13"/>
            <chart:data-point chart:repeated="12"/>
          </chart:series>
          <chart:series chart:style-name="ch8" chart:values-cell-range-address="Sheet1.E14:Sheet1.E24" chart:label-cell-address="Sheet1.E1:Sheet1.E1" chart:class="chart:bubble">
            <chart:domain table:cell-range-address="Sheet1.E2:Sheet1.E13"/>
            <chart:data-point chart:repeated="12"/>
          </chart:series>
          <chart:series chart:style-name="ch9" chart:values-cell-range-address="Sheet1.F14:Sheet1.F24" chart:label-cell-address="Sheet1.F1:Sheet1.F1" chart:class="chart:bubble">
            <chart:domain table:cell-range-address="Sheet1.F2:Sheet1.F13"/>
            <chart:data-point chart:repeated="12"/>
          </chart:series>
          <chart:series chart:style-name="ch10" chart:values-cell-range-address="Sheet1.G14:Sheet1.G24" chart:label-cell-address="Sheet1.G1:Sheet1.G1" chart:class="chart:bubble">
            <chart:domain table:cell-range-address="Sheet1.G2:Sheet1.G13"/>
            <chart:data-point chart:repeated="12"/>
          </chart:series>
          <chart:series chart:style-name="ch11" chart:values-cell-range-address="Sheet1.H14:Sheet1.H24" chart:label-cell-address="Sheet1.H1:Sheet1.H1" chart:class="chart:bubble">
            <chart:domain table:cell-range-address="Sheet1.H2:Sheet1.H13"/>
            <chart:data-point chart:repeated="12"/>
          </chart:series>
          <chart:series chart:style-name="ch12" chart:values-cell-range-address="Sheet1.I14:Sheet1.I24" chart:label-cell-address="Sheet1.I1:Sheet1.I1" chart:class="chart:bubble">
            <chart:domain table:cell-range-address="Sheet1.I2:Sheet1.I13"/>
            <chart:data-point chart:repeated="12"/>
          </chart:series>
          <chart:series chart:style-name="ch13" chart:values-cell-range-address="Sheet1.J14:Sheet1.J24" chart:label-cell-address="Sheet1.J1:Sheet1.J1" chart:class="chart:bubble">
            <chart:domain table:cell-range-address="Sheet1.J2:Sheet1.J13"/>
            <chart:data-point chart:repeated="12"/>
          </chart:series>
          <chart:series chart:style-name="ch14" chart:values-cell-range-address="Sheet1.K14:Sheet1.K24" chart:label-cell-address="Sheet1.K1:Sheet1.K1" chart:class="chart:bubble">
            <chart:domain table:cell-range-address="Sheet1.K2:Sheet1.K13"/>
            <chart:data-point chart:repeated="12"/>
          </chart:series>
          <chart:series chart:style-name="ch15" chart:values-cell-range-address="Sheet1.L14:Sheet1.L24" chart:label-cell-address="Sheet1.L1:Sheet1.L1" chart:class="chart:bubble">
            <chart:domain table:cell-range-address="Sheet1.L2:Sheet1.L13"/>
            <chart:data-point chart:repeated="12"/>
          </chart:series>
          <chart:series chart:style-name="ch16" chart:values-cell-range-address="Sheet1.M14:Sheet1.M24" chart:label-cell-address="Sheet1.M1:Sheet1.M1" chart:class="chart:bubble">
            <chart:domain table:cell-range-address="Sheet1.M2:Sheet1.M13"/>
            <chart:data-point chart:repeated="12"/>
          </chart:series>
          <chart:series chart:style-name="ch6" chart:values-cell-range-address="Sheet1.N14:Sheet1.N24" chart:label-cell-address="Sheet1.N1:Sheet1.N1" chart:class="chart:bubble">
            <chart:domain table:cell-range-address="Sheet1.N2:Sheet1.N13"/>
            <chart:data-point chart:repeated="12"/>
          </chart:series>
          <chart:series chart:style-name="ch6" chart:values-cell-range-address="Sheet1.O14:Sheet1.O24" chart:label-cell-address="Sheet1.O1:Sheet1.O1" chart:class="chart:bubble">
            <chart:domain table:cell-range-address="Sheet1.O2:Sheet1.O13"/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Increase awareness</text:p>
                <draw:g>
                  <svg:desc>Sheet1.C1:Sheet1.C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Increase engagement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Increase enjoyment</text:p>
                <draw:g>
                  <svg:desc>Sheet1.E1:Sheet1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ncourage testing habits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Boost adoption</text:p>
                <draw:g>
                  <svg:desc>Sheet1.G1:Sheet1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Improve skills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Ease the fixing process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imulate collaboration</text:p>
                <draw:g>
                  <svg:desc>Sheet1.J1:Sheet1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Enhance monitoring</text:p>
                <draw:g>
                  <svg:desc>Sheet1.K1:Sheet1.K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Increase persuasion</text:p>
                <draw:g>
                  <svg:desc>Sheet1.L1:Sheet1.L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Increase motivation</text:p>
                <draw:g>
                  <svg:desc>Sheet1.M1:Sheet1.M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Improve training</text:p>
                <draw:g>
                  <svg:desc>Sheet1.N1:Sheet1.N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Develop creativity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ints</text:p>
                <draw:g>
                  <svg:desc>Sheet1.A14:Sheet1.A24</svg:desc>
                </draw:g>
              </table:table-cell>
              <table:table-cell office:value-type="float" office:value="1">
                <text:p>1</text:p>
                <draw:g>
                  <svg:desc>Sheet1.A14:Sheet1.A24</svg:desc>
                </draw:g>
              </table:table-cell>
              <table:table-cell office:value-type="float" office:value="1">
                <text:p>1</text:p>
                <draw:g>
                  <svg:desc>Sheet1.C2:Sheet1.C13</svg:desc>
                </draw:g>
              </table:table-cell>
              <table:table-cell office:value-type="float" office:value="1">
                <text:p>1</text:p>
                <draw:g>
                  <svg:desc>Sheet1.C14:Sheet1.C24</svg:desc>
                </draw:g>
              </table:table-cell>
              <table:table-cell office:value-type="float" office:value="2">
                <text:p>2</text:p>
                <draw:g>
                  <svg:desc>Sheet1.D2:Sheet1.D13</svg:desc>
                </draw:g>
              </table:table-cell>
              <table:table-cell office:value-type="float" office:value="12">
                <text:p>12</text:p>
                <draw:g>
                  <svg:desc>Sheet1.D14:Sheet1.D24</svg:desc>
                </draw:g>
              </table:table-cell>
              <table:table-cell office:value-type="float" office:value="3">
                <text:p>3</text:p>
                <draw:g>
                  <svg:desc>Sheet1.E2:Sheet1.E13</svg:desc>
                </draw:g>
              </table:table-cell>
              <table:table-cell office:value-type="float" office:value="8">
                <text:p>8</text:p>
                <draw:g>
                  <svg:desc>Sheet1.E14:Sheet1.E24</svg:desc>
                </draw:g>
              </table:table-cell>
              <table:table-cell office:value-type="float" office:value="4">
                <text:p>4</text:p>
                <draw:g>
                  <svg:desc>Sheet1.F2:Sheet1.F13</svg:desc>
                </draw:g>
              </table:table-cell>
              <table:table-cell office:value-type="float" office:value="2">
                <text:p>2</text:p>
                <draw:g>
                  <svg:desc>Sheet1.F14:Sheet1.F24</svg:desc>
                </draw:g>
              </table:table-cell>
              <table:table-cell office:value-type="float" office:value="5">
                <text:p>5</text:p>
                <draw:g>
                  <svg:desc>Sheet1.G2:Sheet1.G13</svg:desc>
                </draw:g>
              </table:table-cell>
              <table:table-cell office:value-type="float" office:value="1">
                <text:p>1</text:p>
                <draw:g>
                  <svg:desc>Sheet1.G14:Sheet1.G24</svg:desc>
                </draw:g>
              </table:table-cell>
              <table:table-cell office:value-type="float" office:value="6">
                <text:p>6</text:p>
                <draw:g>
                  <svg:desc>Sheet1.H2:Sheet1.H13</svg:desc>
                </draw:g>
              </table:table-cell>
              <table:table-cell office:value-type="float" office:value="10">
                <text:p>10</text:p>
                <draw:g>
                  <svg:desc>Sheet1.H14:Sheet1.H24</svg:desc>
                </draw:g>
              </table:table-cell>
              <table:table-cell office:value-type="float" office:value="7">
                <text:p>7</text:p>
                <draw:g>
                  <svg:desc>Sheet1.I2:Sheet1.I13</svg:desc>
                </draw:g>
              </table:table-cell>
              <table:table-cell office:value-type="float" office:value="1">
                <text:p>1</text:p>
                <draw:g>
                  <svg:desc>Sheet1.I14:Sheet1.I24</svg:desc>
                </draw:g>
              </table:table-cell>
              <table:table-cell office:value-type="float" office:value="8">
                <text:p>8</text:p>
                <draw:g>
                  <svg:desc>Sheet1.J2:Sheet1.J13</svg:desc>
                </draw:g>
              </table:table-cell>
              <table:table-cell office:value-type="float" office:value="3">
                <text:p>3</text:p>
                <draw:g>
                  <svg:desc>Sheet1.J14:Sheet1.J24</svg:desc>
                </draw:g>
              </table:table-cell>
              <table:table-cell office:value-type="float" office:value="9">
                <text:p>9</text:p>
                <draw:g>
                  <svg:desc>Sheet1.K2:Sheet1.K13</svg:desc>
                </draw:g>
              </table:table-cell>
              <table:table-cell office:value-type="float" office:value="NaN">
                <text:p>NaN</text:p>
                <draw:g>
                  <svg:desc>Sheet1.K14:Sheet1.K24</svg:desc>
                </draw:g>
              </table:table-cell>
              <table:table-cell office:value-type="float" office:value="10">
                <text:p>10</text:p>
                <draw:g>
                  <svg:desc>Sheet1.L2:Sheet1.L13</svg:desc>
                </draw:g>
              </table:table-cell>
              <table:table-cell office:value-type="float" office:value="1">
                <text:p>1</text:p>
                <draw:g>
                  <svg:desc>Sheet1.L14:Sheet1.L24</svg:desc>
                </draw:g>
              </table:table-cell>
              <table:table-cell office:value-type="float" office:value="11">
                <text:p>11</text:p>
                <draw:g>
                  <svg:desc>Sheet1.M2:Sheet1.M13</svg:desc>
                </draw:g>
              </table:table-cell>
              <table:table-cell office:value-type="float" office:value="8">
                <text:p>8</text:p>
                <draw:g>
                  <svg:desc>Sheet1.M14:Sheet1.M24</svg:desc>
                </draw:g>
              </table:table-cell>
              <table:table-cell office:value-type="float" office:value="12">
                <text:p>12</text:p>
                <draw:g>
                  <svg:desc>Sheet1.N2:Sheet1.N13</svg:desc>
                </draw:g>
              </table:table-cell>
              <table:table-cell office:value-type="float" office:value="NaN">
                <text:p>NaN</text:p>
                <draw:g>
                  <svg:desc>Sheet1.N14:Sheet1.N24</svg:desc>
                </draw:g>
              </table:table-cell>
              <table:table-cell office:value-type="float" office:value="13">
                <text:p>13</text:p>
                <draw:g>
                  <svg:desc>Sheet1.O2:Sheet1.O13</svg:desc>
                </draw:g>
              </table:table-cell>
              <table:table-cell office:value-type="float" office:value="1">
                <text:p>1</text:p>
                <draw:g>
                  <svg:desc>Sheet1.O14:Sheet1.O24</svg:desc>
                </draw:g>
              </table:table-cell>
            </table:table-row>
            <table:table-row>
              <table:table-cell office:value-type="string">
                <text:p>Avatar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dge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am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rtual goods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uel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hievement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est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vel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cial Graph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ader Board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Sun-Set" draw:style="linear" draw:start-color="#333366" draw:end-color="#9999cc" draw:start-intensity="100%" draw:end-intensity="100%" draw:angle="2250" draw:border="0%"/>
  </office:styles>
</office:document-styles>
</file>